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9.26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36.76mm"/>
    </style:style>
    <style:style style:name="co8" style:family="table-column">
      <style:table-column-properties fo:break-before="auto" style:column-width="27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12">
          <table:table-cell table:number-columns-repeated="30"/>
        </table:table-row>
        <table:table-row table:style-name="ro1">
          <table:table-cell table:number-columns-repeated="7"/>
          <table:table-cell office:value-type="string" calcext:value-type="string">
            <text:p>millimeters x10</text:p>
          </table:table-cell>
          <table:table-cell table:number-columns-repeated="7"/>
          <table:table-cell office:value-type="string" calcext:value-type="string">
            <text:p>millimeters x10</text:p>
          </table:table-cell>
          <table:table-cell table:number-columns-repeated="6"/>
          <table:table-cell office:value-type="string" calcext:value-type="string">
            <text:p>millimeters x10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ound(x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ound(l)</text:p>
          </table:table-cell>
          <table:table-cell office:value-type="string" calcext:value-type="string">
            <text:p>Beta, radians</text:p>
          </table:table-cell>
          <table:table-cell office:value-type="string" calcext:value-type="string">
            <text:p>Beta, radiansx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m</text:p>
          </table:table-cell>
          <table:table-cell office:value-type="float" office:value="7200" calcext:value-type="float">
            <text:p>7200</text:p>
          </table:table-cell>
          <table:table-cell table:number-columns-repeated="2"/>
          <table:table-cell office:value-type="string" calcext:value-type="string">
            <text:p>first led radius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4]" office:value-type="float" office:value="300" calcext:value-type="float">
            <text:p>300</text:p>
          </table:table-cell>
          <table:table-cell table:formula="of:=ROUND([.K14])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first led radius</text:p>
          </table:table-cell>
          <table:table-cell table:formula="of:=-([.$P17]/2-0.25)*[.$P$18]" office:value-type="float" office:value="-2204.86111111111" calcext:value-type="float">
            <text:p>-2204,8611111111</text:p>
          </table:table-cell>
          <table:table-cell office:value-type="float" office:value="1" calcext:value-type="float">
            <text:p>1</text:p>
          </table:table-cell>
          <table:table-cell table:formula="of:=[.$P14]" office:value-type="float" office:value="-2204.86111111111" calcext:value-type="float">
            <text:p>-2204,8611111111</text:p>
          </table:table-cell>
          <table:table-cell table:formula="of:=ROUND([.R14])" office:value-type="float" office:value="-2205" calcext:value-type="float">
            <text:p>-2205</text:p>
          </table:table-cell>
          <table:table-cell table:number-columns-repeated="2"/>
          <table:table-cell office:value-type="string" calcext:value-type="string">
            <text:p>first led radiu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W14]" office:value-type="float" office:value="0" calcext:value-type="float">
            <text:p>0</text:p>
          </table:table-cell>
          <table:table-cell table:formula="of:=ROUND([.Y14])" office:value-type="float" office:value="0" calcext:value-type="float">
            <text:p>0</text:p>
          </table:table-cell>
          <table:table-cell table:formula="of:=SQRT(POWER([.W$20];2)+POWER([.Y14];2))" office:value-type="float" office:value="60" calcext:value-type="float">
            <text:p>60</text:p>
          </table:table-cell>
          <table:table-cell table:formula="of:=ROUND([.AA14])" office:value-type="float" office:value="60" calcext:value-type="float">
            <text:p>60</text:p>
          </table:table-cell>
          <table:table-cell table:formula="of:=-PI()/2" office:value-type="float" office:value="-1.5707963267949" calcext:value-type="float">
            <text:p>-1,5707963268</text:p>
          </table:table-cell>
          <table:table-cell table:formula="of:=ROUND([.AC14]*10000)" office:value-type="float" office:value="-15708" calcext:value-type="float">
            <text:p>-15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ps</text:p>
          </table:table-cell>
          <table:table-cell table:formula="of:=[.D14]/60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last led radius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[.J14]+1" office:value-type="float" office:value="2" calcext:value-type="float">
            <text:p>2</text:p>
          </table:table-cell>
          <table:table-cell table:formula="of:=[.K14]+([.$H$15]-[.$H$14])/([.$H$17]-1)" office:value-type="float" office:value="334.920634920635" calcext:value-type="float">
            <text:p>334,9206349206</text:p>
          </table:table-cell>
          <table:table-cell table:formula="of:=ROUND([.K15])" office:value-type="float" office:value="335" calcext:value-type="float">
            <text:p>335</text:p>
          </table:table-cell>
          <table:table-cell table:number-columns-repeated="2"/>
          <table:table-cell office:value-type="string" calcext:value-type="string">
            <text:p>last led radius</text:p>
          </table:table-cell>
          <table:table-cell office:value-type="float" office:value="2500" calcext:value-type="float">
            <text:p>2500</text:p>
          </table:table-cell>
          <table:table-cell table:formula="of:=[.Q14]+1" office:value-type="float" office:value="2" calcext:value-type="float">
            <text:p>2</text:p>
          </table:table-cell>
          <table:table-cell table:formula="of:=[.R14]+[.$P$18]" office:value-type="float" office:value="-2135.41666666667" calcext:value-type="float">
            <text:p>-2135,4166666667</text:p>
          </table:table-cell>
          <table:table-cell table:formula="of:=ROUND([.R15])" office:value-type="float" office:value="-2135" calcext:value-type="float">
            <text:p>-2135</text:p>
          </table:table-cell>
          <table:table-cell table:number-columns-repeated="2"/>
          <table:table-cell office:value-type="string" calcext:value-type="string">
            <text:p>last led radius</text:p>
          </table:table-cell>
          <table:table-cell office:value-type="float" office:value="2300" calcext:value-type="float">
            <text:p>2300</text:p>
          </table:table-cell>
          <table:table-cell table:formula="of:=[.X14]+1" office:value-type="float" office:value="1" calcext:value-type="float">
            <text:p>1</text:p>
          </table:table-cell>
          <table:table-cell table:formula="of:=[.Y14]+[.$W$18]" office:value-type="float" office:value="70.9677419354839" calcext:value-type="float">
            <text:p>70,9677419355</text:p>
          </table:table-cell>
          <table:table-cell table:formula="of:=ROUND([.Y15])" office:value-type="float" office:value="71" calcext:value-type="float">
            <text:p>71</text:p>
          </table:table-cell>
          <table:table-cell table:formula="of:=SQRT(POWER([.W$20];2)+POWER([.Y15];2))" office:value-type="float" office:value="92.9323431073458" calcext:value-type="float">
            <text:p>92,9323431073</text:p>
          </table:table-cell>
          <table:table-cell table:formula="of:=ROUND([.AA15])" office:value-type="float" office:value="93" calcext:value-type="float">
            <text:p>93</text:p>
          </table:table-cell>
          <table:table-cell table:formula="of:=ATAN([.W$20]/[.Y15])" office:value-type="float" office:value="-0.701849267446796" calcext:value-type="float">
            <text:p>-0,7018492674</text:p>
          </table:table-cell>
          <table:table-cell table:formula="of:=ROUND([.AC15]*10000)" office:value-type="float" office:value="-7018" calcext:value-type="float">
            <text:p>-7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r</text:p>
          </table:table-cell>
          <table:table-cell table:formula="of:=1/[.D15]" office:value-type="float" office:value="0.00833333333333333" calcext:value-type="float">
            <text:p>0,0083333333</text:p>
          </table:table-cell>
          <table:table-cell table:number-columns-repeated="5"/>
          <table:table-cell table:formula="of:=[.J15]+1" office:value-type="float" office:value="3" calcext:value-type="float">
            <text:p>3</text:p>
          </table:table-cell>
          <table:table-cell table:formula="of:=[.K15]+([.$H$15]-[.$H$14])/([.$H$17]-1)" office:value-type="float" office:value="369.84126984127" calcext:value-type="float">
            <text:p>369,8412698413</text:p>
          </table:table-cell>
          <table:table-cell table:formula="of:=ROUND([.K16])" office:value-type="float" office:value="370" calcext:value-type="float">
            <text:p>370</text:p>
          </table:table-cell>
          <table:table-cell table:number-columns-repeated="4"/>
          <table:table-cell table:formula="of:=[.Q15]+1" office:value-type="float" office:value="3" calcext:value-type="float">
            <text:p>3</text:p>
          </table:table-cell>
          <table:table-cell table:formula="of:=[.R15]+[.$P$18]" office:value-type="float" office:value="-2065.97222222222" calcext:value-type="float">
            <text:p>-2065,9722222222</text:p>
          </table:table-cell>
          <table:table-cell table:formula="of:=ROUND([.R16])" office:value-type="float" office:value="-2066" calcext:value-type="float">
            <text:p>-2066</text:p>
          </table:table-cell>
          <table:table-cell table:number-columns-repeated="4"/>
          <table:table-cell table:formula="of:=[.X15]+1" office:value-type="float" office:value="2" calcext:value-type="float">
            <text:p>2</text:p>
          </table:table-cell>
          <table:table-cell table:formula="of:=[.Y15]+[.$W$18]" office:value-type="float" office:value="141.935483870968" calcext:value-type="float">
            <text:p>141,935483871</text:p>
          </table:table-cell>
          <table:table-cell table:formula="of:=ROUND([.Y16])" office:value-type="float" office:value="142" calcext:value-type="float">
            <text:p>142</text:p>
          </table:table-cell>
          <table:table-cell table:formula="of:=SQRT(POWER([.W$20];2)+POWER([.Y16];2))" office:value-type="float" office:value="154.096338638158" calcext:value-type="float">
            <text:p>154,0963386382</text:p>
          </table:table-cell>
          <table:table-cell table:formula="of:=ROUND([.AA16])" office:value-type="float" office:value="154" calcext:value-type="float">
            <text:p>154</text:p>
          </table:table-cell>
          <table:table-cell table:formula="of:=ATAN([.W$20]/[.Y16])" office:value-type="float" office:value="-0.399944053157161" calcext:value-type="float">
            <text:p>-0,3999440532</text:p>
          </table:table-cell>
          <table:table-cell table:formula="of:=ROUND([.AC16]*10000)" office:value-type="float" office:value="-3999" calcext:value-type="float">
            <text:p>-3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 time</text:p>
          </table:table-cell>
          <table:table-cell office:value-type="float" office:value="0.000009" calcext:value-type="float">
            <text:p>0,000009</text:p>
          </table:table-cell>
          <table:table-cell table:number-columns-repeated="2"/>
          <table:table-cell office:value-type="string" calcext:value-type="string">
            <text:p>number of led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J16]+1" office:value-type="float" office:value="4" calcext:value-type="float">
            <text:p>4</text:p>
          </table:table-cell>
          <table:table-cell table:formula="of:=[.K16]+([.$H$15]-[.$H$14])/([.$H$17]-1)" office:value-type="float" office:value="404.761904761905" calcext:value-type="float">
            <text:p>404,7619047619</text:p>
          </table:table-cell>
          <table:table-cell table:formula="of:=ROUND([.K17])" office:value-type="float" office:value="405" calcext:value-type="float">
            <text:p>405</text:p>
          </table:table-cell>
          <table:table-cell table:number-columns-repeated="2"/>
          <table:table-cell office:value-type="string" calcext:value-type="string">
            <text:p>number of leds</text:p>
          </table:table-cell>
          <table:table-cell office:value-type="float" office:value="64" calcext:value-type="float">
            <text:p>64</text:p>
          </table:table-cell>
          <table:table-cell table:formula="of:=[.Q16]+1" office:value-type="float" office:value="4" calcext:value-type="float">
            <text:p>4</text:p>
          </table:table-cell>
          <table:table-cell table:formula="of:=[.R16]+[.$P$18]" office:value-type="float" office:value="-1996.52777777778" calcext:value-type="float">
            <text:p>-1996,5277777778</text:p>
          </table:table-cell>
          <table:table-cell table:formula="of:=ROUND([.R17])" office:value-type="float" office:value="-1997" calcext:value-type="float">
            <text:p>-1997</text:p>
          </table:table-cell>
          <table:table-cell table:number-columns-repeated="2"/>
          <table:table-cell office:value-type="string" calcext:value-type="string">
            <text:p>number of leds</text:p>
          </table:table-cell>
          <table:table-cell office:value-type="float" office:value="32" calcext:value-type="float">
            <text:p>32</text:p>
          </table:table-cell>
          <table:table-cell table:formula="of:=[.X16]+1" office:value-type="float" office:value="3" calcext:value-type="float">
            <text:p>3</text:p>
          </table:table-cell>
          <table:table-cell table:formula="of:=[.Y16]+[.$W$18]" office:value-type="float" office:value="212.903225806452" calcext:value-type="float">
            <text:p>212,9032258065</text:p>
          </table:table-cell>
          <table:table-cell table:formula="of:=ROUND([.Y17])" office:value-type="float" office:value="213" calcext:value-type="float">
            <text:p>213</text:p>
          </table:table-cell>
          <table:table-cell table:formula="of:=SQRT(POWER([.W$20];2)+POWER([.Y17];2))" office:value-type="float" office:value="221.196255752201" calcext:value-type="float">
            <text:p>221,1962557522</text:p>
          </table:table-cell>
          <table:table-cell table:formula="of:=ROUND([.AA17])" office:value-type="float" office:value="221" calcext:value-type="float">
            <text:p>221</text:p>
          </table:table-cell>
          <table:table-cell table:formula="of:=ATAN([.W$20]/[.Y17])" office:value-type="float" office:value="-0.274693905401109" calcext:value-type="float">
            <text:p>-0,2746939054</text:p>
          </table:table-cell>
          <table:table-cell table:formula="of:=ROUND([.AC17]*10000)" office:value-type="float" office:value="-2747" calcext:value-type="float">
            <text:p>-27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es per rev</text:p>
          </table:table-cell>
          <table:table-cell table:formula="of:=[.D16]/[.D17]" office:value-type="float" office:value="925.925925925926" calcext:value-type="float">
            <text:p>925,9259259259</text:p>
          </table:table-cell>
          <table:table-cell table:number-columns-repeated="5"/>
          <table:table-cell table:formula="of:=[.J17]+1" office:value-type="float" office:value="5" calcext:value-type="float">
            <text:p>5</text:p>
          </table:table-cell>
          <table:table-cell table:formula="of:=[.K17]+([.$H$15]-[.$H$14])/([.$H$17]-1)" office:value-type="float" office:value="439.68253968254" calcext:value-type="float">
            <text:p>439,6825396825</text:p>
          </table:table-cell>
          <table:table-cell table:formula="of:=ROUND([.K18])"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led distance</text:p>
          </table:table-cell>
          <table:table-cell table:formula="of:=10000/144" office:value-type="float" office:value="69.4444444444444" calcext:value-type="float">
            <text:p>69,4444444444</text:p>
          </table:table-cell>
          <table:table-cell table:formula="of:=[.Q17]+1" office:value-type="float" office:value="5" calcext:value-type="float">
            <text:p>5</text:p>
          </table:table-cell>
          <table:table-cell table:formula="of:=[.R17]+[.$P$18]" office:value-type="float" office:value="-1927.08333333333" calcext:value-type="float">
            <text:p>-1927,0833333333</text:p>
          </table:table-cell>
          <table:table-cell table:formula="of:=ROUND([.R18])" office:value-type="float" office:value="-1927" calcext:value-type="float">
            <text:p>-1927</text:p>
          </table:table-cell>
          <table:table-cell table:number-columns-repeated="2"/>
          <table:table-cell office:value-type="string" calcext:value-type="string">
            <text:p>led distance</text:p>
          </table:table-cell>
          <table:table-cell table:formula="of:=2200/31" office:value-type="float" office:value="70.9677419354839" calcext:value-type="float">
            <text:p>70,9677419355</text:p>
          </table:table-cell>
          <table:table-cell table:formula="of:=[.X17]+1" office:value-type="float" office:value="4" calcext:value-type="float">
            <text:p>4</text:p>
          </table:table-cell>
          <table:table-cell table:formula="of:=[.Y17]+[.$W$18]" office:value-type="float" office:value="283.870967741935" calcext:value-type="float">
            <text:p>283,8709677419</text:p>
          </table:table-cell>
          <table:table-cell table:formula="of:=ROUND([.Y18])" office:value-type="float" office:value="284" calcext:value-type="float">
            <text:p>284</text:p>
          </table:table-cell>
          <table:table-cell table:formula="of:=SQRT(POWER([.W$20];2)+POWER([.Y18];2))" office:value-type="float" office:value="290.142596539603" calcext:value-type="float">
            <text:p>290,1425965396</text:p>
          </table:table-cell>
          <table:table-cell table:formula="of:=ROUND([.AA18])" office:value-type="float" office:value="290" calcext:value-type="float">
            <text:p>290</text:p>
          </table:table-cell>
          <table:table-cell table:formula="of:=ATAN([.W$20]/[.Y18])" office:value-type="float" office:value="-0.208297875370212" calcext:value-type="float">
            <text:p>-0,2082978754</text:p>
          </table:table-cell>
          <table:table-cell table:formula="of:=ROUND([.AC18]*10000)" office:value-type="float" office:value="-2083" calcext:value-type="float">
            <text:p>-2083</text:p>
          </table:table-cell>
        </table:table-row>
        <table:table-row table:style-name="ro1">
          <table:table-cell table:number-columns-repeated="9"/>
          <table:table-cell table:formula="of:=[.J18]+1" office:value-type="float" office:value="6" calcext:value-type="float">
            <text:p>6</text:p>
          </table:table-cell>
          <table:table-cell table:formula="of:=[.K18]+([.$H$15]-[.$H$14])/([.$H$17]-1)" office:value-type="float" office:value="474.603174603175" calcext:value-type="float">
            <text:p>474,6031746032</text:p>
          </table:table-cell>
          <table:table-cell table:formula="of:=ROUND([.K19])" office:value-type="float" office:value="475" calcext:value-type="float">
            <text:p>475</text:p>
          </table:table-cell>
          <table:table-cell table:number-columns-repeated="2"/>
          <table:table-cell office:value-type="string" calcext:value-type="string">
            <text:p>led distance/4</text:p>
          </table:table-cell>
          <table:table-cell table:formula="of:=[.P18]/4" office:value-type="float" office:value="17.3611111111111" calcext:value-type="float">
            <text:p>17,3611111111</text:p>
          </table:table-cell>
          <table:table-cell table:formula="of:=[.Q18]+1" office:value-type="float" office:value="6" calcext:value-type="float">
            <text:p>6</text:p>
          </table:table-cell>
          <table:table-cell table:formula="of:=[.R18]+[.$P$18]" office:value-type="float" office:value="-1857.63888888889" calcext:value-type="float">
            <text:p>-1857,6388888889</text:p>
          </table:table-cell>
          <table:table-cell table:formula="of:=ROUND([.R19])" office:value-type="float" office:value="-1858" calcext:value-type="float">
            <text:p>-1858</text:p>
          </table:table-cell>
          <table:table-cell table:number-columns-repeated="2"/>
          <table:table-cell office:value-type="string" calcext:value-type="string">
            <text:p>led distance/2</text:p>
          </table:table-cell>
          <table:table-cell table:formula="of:=[.W18]/2" office:value-type="float" office:value="35.4838709677419" calcext:value-type="float">
            <text:p>35,4838709677</text:p>
          </table:table-cell>
          <table:table-cell table:formula="of:=[.X18]+1" office:value-type="float" office:value="5" calcext:value-type="float">
            <text:p>5</text:p>
          </table:table-cell>
          <table:table-cell table:formula="of:=[.Y18]+[.$W$18]" office:value-type="float" office:value="354.838709677419" calcext:value-type="float">
            <text:p>354,8387096774</text:p>
          </table:table-cell>
          <table:table-cell table:formula="of:=ROUND([.Y19])" office:value-type="float" office:value="355" calcext:value-type="float">
            <text:p>355</text:p>
          </table:table-cell>
          <table:table-cell table:formula="of:=SQRT(POWER([.W$20];2)+POWER([.Y19];2))" office:value-type="float" office:value="359.875686710753" calcext:value-type="float">
            <text:p>359,8756867108</text:p>
          </table:table-cell>
          <table:table-cell table:formula="of:=ROUND([.AA19])" office:value-type="float" office:value="360" calcext:value-type="float">
            <text:p>360</text:p>
          </table:table-cell>
          <table:table-cell table:formula="of:=ATAN([.W$20]/[.Y19])" office:value-type="float" office:value="-0.167506468506733" calcext:value-type="float">
            <text:p>-0,1675064685</text:p>
          </table:table-cell>
          <table:table-cell table:formula="of:=ROUND([.AC19]*10000)" office:value-type="float" office:value="-1675" calcext:value-type="float">
            <text:p>-1675</text:p>
          </table:table-cell>
        </table:table-row>
        <table:table-row table:style-name="ro1">
          <table:table-cell table:number-columns-repeated="9"/>
          <table:table-cell table:formula="of:=[.J19]+1" office:value-type="float" office:value="7" calcext:value-type="float">
            <text:p>7</text:p>
          </table:table-cell>
          <table:table-cell table:formula="of:=[.K19]+([.$H$15]-[.$H$14])/([.$H$17]-1)" office:value-type="float" office:value="509.52380952381" calcext:value-type="float">
            <text:p>509,5238095238</text:p>
          </table:table-cell>
          <table:table-cell table:formula="of:=ROUND([.K20])" office:value-type="float" office:value="510" calcext:value-type="float">
            <text:p>510</text:p>
          </table:table-cell>
          <table:table-cell table:number-columns-repeated="4"/>
          <table:table-cell table:formula="of:=[.Q19]+1" office:value-type="float" office:value="7" calcext:value-type="float">
            <text:p>7</text:p>
          </table:table-cell>
          <table:table-cell table:formula="of:=[.R19]+[.$P$18]" office:value-type="float" office:value="-1788.19444444444" calcext:value-type="float">
            <text:p>-1788,1944444445</text:p>
          </table:table-cell>
          <table:table-cell table:formula="of:=ROUND([.R20])" office:value-type="float" office:value="-1788" calcext:value-type="float">
            <text:p>-1788</text:p>
          </table:table-cell>
          <table:table-cell table:number-columns-repeated="2"/>
          <table:table-cell office:value-type="string" calcext:value-type="string">
            <text:p>y1</text:p>
          </table:table-cell>
          <table:table-cell office:value-type="float" office:value="-60" calcext:value-type="float">
            <text:p>-60</text:p>
          </table:table-cell>
          <table:table-cell table:formula="of:=[.X19]+1" office:value-type="float" office:value="6" calcext:value-type="float">
            <text:p>6</text:p>
          </table:table-cell>
          <table:table-cell table:formula="of:=[.Y19]+[.$W$18]" office:value-type="float" office:value="425.806451612903" calcext:value-type="float">
            <text:p>425,8064516129</text:p>
          </table:table-cell>
          <table:table-cell table:formula="of:=ROUND([.Y20])" office:value-type="float" office:value="426" calcext:value-type="float">
            <text:p>426</text:p>
          </table:table-cell>
          <table:table-cell table:formula="of:=SQRT(POWER([.W$20];2)+POWER([.Y20];2))" office:value-type="float" office:value="430.012946590183" calcext:value-type="float">
            <text:p>430,0129465902</text:p>
          </table:table-cell>
          <table:table-cell table:formula="of:=ROUND([.AA20])" office:value-type="float" office:value="430" calcext:value-type="float">
            <text:p>430</text:p>
          </table:table-cell>
          <table:table-cell table:formula="of:=ATAN([.W$20]/[.Y20])" office:value-type="float" office:value="-0.139987445213081" calcext:value-type="float">
            <text:p>-0,1399874452</text:p>
          </table:table-cell>
          <table:table-cell table:formula="of:=ROUND([.AC20]*10000)" office:value-type="float" office:value="-1400" calcext:value-type="float">
            <text:p>-1400</text:p>
          </table:table-cell>
        </table:table-row>
        <table:table-row table:style-name="ro1">
          <table:table-cell table:number-columns-repeated="9"/>
          <table:table-cell table:formula="of:=[.J20]+1" office:value-type="float" office:value="8" calcext:value-type="float">
            <text:p>8</text:p>
          </table:table-cell>
          <table:table-cell table:formula="of:=[.K20]+([.$H$15]-[.$H$14])/([.$H$17]-1)" office:value-type="float" office:value="544.444444444445" calcext:value-type="float">
            <text:p>544,4444444444</text:p>
          </table:table-cell>
          <table:table-cell table:formula="of:=ROUND([.K21])" office:value-type="float" office:value="544" calcext:value-type="float">
            <text:p>544</text:p>
          </table:table-cell>
          <table:table-cell table:number-columns-repeated="4"/>
          <table:table-cell table:formula="of:=[.Q20]+1" office:value-type="float" office:value="8" calcext:value-type="float">
            <text:p>8</text:p>
          </table:table-cell>
          <table:table-cell table:formula="of:=[.R20]+[.$P$18]" office:value-type="float" office:value="-1718.75" calcext:value-type="float">
            <text:p>-1718,75</text:p>
          </table:table-cell>
          <table:table-cell table:formula="of:=ROUND([.R21])" office:value-type="float" office:value="-1719" calcext:value-type="float">
            <text:p>-1719</text:p>
          </table:table-cell>
          <table:table-cell table:number-columns-repeated="2"/>
          <table:table-cell office:value-type="string" calcext:value-type="string">
            <text:p>y2</text:p>
          </table:table-cell>
          <table:table-cell office:value-type="float" office:value="60" calcext:value-type="float">
            <text:p>60</text:p>
          </table:table-cell>
          <table:table-cell table:formula="of:=[.X20]+1" office:value-type="float" office:value="7" calcext:value-type="float">
            <text:p>7</text:p>
          </table:table-cell>
          <table:table-cell table:formula="of:=[.Y20]+[.$W$18]" office:value-type="float" office:value="496.774193548387" calcext:value-type="float">
            <text:p>496,7741935484</text:p>
          </table:table-cell>
          <table:table-cell table:formula="of:=ROUND([.Y21])" office:value-type="float" office:value="497" calcext:value-type="float">
            <text:p>497</text:p>
          </table:table-cell>
          <table:table-cell table:formula="of:=SQRT(POWER([.W$20];2)+POWER([.Y21];2))" office:value-type="float" office:value="500.384451572639" calcext:value-type="float">
            <text:p>500,3844515726</text:p>
          </table:table-cell>
          <table:table-cell table:formula="of:=ROUND([.AA21])" office:value-type="float" office:value="500" calcext:value-type="float">
            <text:p>500</text:p>
          </table:table-cell>
          <table:table-cell table:formula="of:=ATAN([.W$20]/[.Y21])" office:value-type="float" office:value="-0.120197014351085" calcext:value-type="float">
            <text:p>-0,1201970144</text:p>
          </table:table-cell>
          <table:table-cell table:formula="of:=ROUND([.AC21]*10000)" office:value-type="float" office:value="-1202" calcext:value-type="float">
            <text:p>-1202</text:p>
          </table:table-cell>
        </table:table-row>
        <table:table-row table:style-name="ro1">
          <table:table-cell table:number-columns-repeated="9"/>
          <table:table-cell table:formula="of:=[.J21]+1" office:value-type="float" office:value="9" calcext:value-type="float">
            <text:p>9</text:p>
          </table:table-cell>
          <table:table-cell table:formula="of:=[.K21]+([.$H$15]-[.$H$14])/([.$H$17]-1)" office:value-type="float" office:value="579.36507936508" calcext:value-type="float">
            <text:p>579,3650793651</text:p>
          </table:table-cell>
          <table:table-cell table:formula="of:=ROUND([.K22])" office:value-type="float" office:value="579" calcext:value-type="float">
            <text:p>579</text:p>
          </table:table-cell>
          <table:table-cell table:number-columns-repeated="4"/>
          <table:table-cell table:formula="of:=[.Q21]+1" office:value-type="float" office:value="9" calcext:value-type="float">
            <text:p>9</text:p>
          </table:table-cell>
          <table:table-cell table:formula="of:=[.R21]+[.$P$18]" office:value-type="float" office:value="-1649.30555555556" calcext:value-type="float">
            <text:p>-1649,3055555556</text:p>
          </table:table-cell>
          <table:table-cell table:formula="of:=ROUND([.R22])" office:value-type="float" office:value="-1649" calcext:value-type="float">
            <text:p>-1649</text:p>
          </table:table-cell>
          <table:table-cell table:number-columns-repeated="4"/>
          <table:table-cell table:formula="of:=[.X21]+1" office:value-type="float" office:value="8" calcext:value-type="float">
            <text:p>8</text:p>
          </table:table-cell>
          <table:table-cell table:formula="of:=[.Y21]+[.$W$18]" office:value-type="float" office:value="567.741935483871" calcext:value-type="float">
            <text:p>567,7419354839</text:p>
          </table:table-cell>
          <table:table-cell table:formula="of:=ROUND([.Y22])" office:value-type="float" office:value="568" calcext:value-type="float">
            <text:p>568</text:p>
          </table:table-cell>
          <table:table-cell table:formula="of:=SQRT(POWER([.W$20];2)+POWER([.Y22];2))" office:value-type="float" office:value="570.903586700042" calcext:value-type="float">
            <text:p>570,9035867</text:p>
          </table:table-cell>
          <table:table-cell table:formula="of:=ROUND([.AA22])" office:value-type="float" office:value="571" calcext:value-type="float">
            <text:p>571</text:p>
          </table:table-cell>
          <table:table-cell table:formula="of:=ATAN([.W$20]/[.Y22])" office:value-type="float" office:value="-0.105290992888519" calcext:value-type="float">
            <text:p>-0,1052909929</text:p>
          </table:table-cell>
          <table:table-cell table:formula="of:=ROUND([.AC22]*10000)" office:value-type="float" office:value="-1053" calcext:value-type="float">
            <text:p>-1053</text:p>
          </table:table-cell>
        </table:table-row>
        <table:table-row table:style-name="ro1">
          <table:table-cell table:number-columns-repeated="9"/>
          <table:table-cell table:formula="of:=[.J22]+1" office:value-type="float" office:value="10" calcext:value-type="float">
            <text:p>10</text:p>
          </table:table-cell>
          <table:table-cell table:formula="of:=[.K22]+([.$H$15]-[.$H$14])/([.$H$17]-1)" office:value-type="float" office:value="614.285714285714" calcext:value-type="float">
            <text:p>614,2857142857</text:p>
          </table:table-cell>
          <table:table-cell table:formula="of:=ROUND([.K23])" office:value-type="float" office:value="614" calcext:value-type="float">
            <text:p>614</text:p>
          </table:table-cell>
          <table:table-cell table:number-columns-repeated="4"/>
          <table:table-cell table:formula="of:=[.Q22]+1" office:value-type="float" office:value="10" calcext:value-type="float">
            <text:p>10</text:p>
          </table:table-cell>
          <table:table-cell table:formula="of:=[.R22]+[.$P$18]" office:value-type="float" office:value="-1579.86111111111" calcext:value-type="float">
            <text:p>-1579,8611111111</text:p>
          </table:table-cell>
          <table:table-cell table:formula="of:=ROUND([.R23])" office:value-type="float" office:value="-1580" calcext:value-type="float">
            <text:p>-1580</text:p>
          </table:table-cell>
          <table:table-cell table:number-columns-repeated="4"/>
          <table:table-cell table:formula="of:=[.X22]+1" office:value-type="float" office:value="9" calcext:value-type="float">
            <text:p>9</text:p>
          </table:table-cell>
          <table:table-cell table:formula="of:=[.Y22]+[.$W$18]" office:value-type="float" office:value="638.709677419355" calcext:value-type="float">
            <text:p>638,7096774194</text:p>
          </table:table-cell>
          <table:table-cell table:formula="of:=ROUND([.Y23])" office:value-type="float" office:value="639" calcext:value-type="float">
            <text:p>639</text:p>
          </table:table-cell>
          <table:table-cell table:formula="of:=SQRT(POWER([.W$20];2)+POWER([.Y23];2))" office:value-type="float" office:value="641.521669181281" calcext:value-type="float">
            <text:p>641,5216691813</text:p>
          </table:table-cell>
          <table:table-cell table:formula="of:=ROUND([.AA23])" office:value-type="float" office:value="642" calcext:value-type="float">
            <text:p>642</text:p>
          </table:table-cell>
          <table:table-cell table:formula="of:=ATAN([.W$20]/[.Y23])" office:value-type="float" office:value="-0.0936645216989539" calcext:value-type="float">
            <text:p>-0,0936645217</text:p>
          </table:table-cell>
          <table:table-cell table:formula="of:=ROUND([.AC23]*10000)" office:value-type="float" office:value="-937" calcext:value-type="float">
            <text:p>-937</text:p>
          </table:table-cell>
        </table:table-row>
        <table:table-row table:style-name="ro1">
          <table:table-cell table:number-columns-repeated="9"/>
          <table:table-cell table:formula="of:=[.J23]+1" office:value-type="float" office:value="11" calcext:value-type="float">
            <text:p>11</text:p>
          </table:table-cell>
          <table:table-cell table:formula="of:=[.K23]+([.$H$15]-[.$H$14])/([.$H$17]-1)" office:value-type="float" office:value="649.206349206349" calcext:value-type="float">
            <text:p>649,2063492064</text:p>
          </table:table-cell>
          <table:table-cell table:formula="of:=ROUND([.K24])" office:value-type="float" office:value="649" calcext:value-type="float">
            <text:p>649</text:p>
          </table:table-cell>
          <table:table-cell table:number-columns-repeated="4"/>
          <table:table-cell table:formula="of:=[.Q23]+1" office:value-type="float" office:value="11" calcext:value-type="float">
            <text:p>11</text:p>
          </table:table-cell>
          <table:table-cell table:formula="of:=[.R23]+[.$P$18]" office:value-type="float" office:value="-1510.41666666667" calcext:value-type="float">
            <text:p>-1510,4166666667</text:p>
          </table:table-cell>
          <table:table-cell table:formula="of:=ROUND([.R24])" office:value-type="float" office:value="-1510" calcext:value-type="float">
            <text:p>-1510</text:p>
          </table:table-cell>
          <table:table-cell table:number-columns-repeated="4"/>
          <table:table-cell table:formula="of:=[.X23]+1" office:value-type="float" office:value="10" calcext:value-type="float">
            <text:p>10</text:p>
          </table:table-cell>
          <table:table-cell table:formula="of:=[.Y23]+[.$W$18]" office:value-type="float" office:value="709.677419354839" calcext:value-type="float">
            <text:p>709,6774193548</text:p>
          </table:table-cell>
          <table:table-cell table:formula="of:=ROUND([.Y24])" office:value-type="float" office:value="710" calcext:value-type="float">
            <text:p>710</text:p>
          </table:table-cell>
          <table:table-cell table:formula="of:=SQRT(POWER([.W$20];2)+POWER([.Y24];2))" office:value-type="float" office:value="712.209266678091" calcext:value-type="float">
            <text:p>712,2092666781</text:p>
          </table:table-cell>
          <table:table-cell table:formula="of:=ROUND([.AA24])" office:value-type="float" office:value="712" calcext:value-type="float">
            <text:p>712</text:p>
          </table:table-cell>
          <table:table-cell table:formula="of:=ATAN([.W$20]/[.Y24])" office:value-type="float" office:value="-0.0843448723212503" calcext:value-type="float">
            <text:p>-0,0843448723</text:p>
          </table:table-cell>
          <table:table-cell table:formula="of:=ROUND([.AC24]*10000)" office:value-type="float" office:value="-843" calcext:value-type="float">
            <text:p>-843</text:p>
          </table:table-cell>
        </table:table-row>
        <table:table-row table:style-name="ro1">
          <table:table-cell table:number-columns-repeated="9"/>
          <table:table-cell table:formula="of:=[.J24]+1" office:value-type="float" office:value="12" calcext:value-type="float">
            <text:p>12</text:p>
          </table:table-cell>
          <table:table-cell table:formula="of:=[.K24]+([.$H$15]-[.$H$14])/([.$H$17]-1)" office:value-type="float" office:value="684.126984126984" calcext:value-type="float">
            <text:p>684,126984127</text:p>
          </table:table-cell>
          <table:table-cell table:formula="of:=ROUND([.K25])" office:value-type="float" office:value="684" calcext:value-type="float">
            <text:p>684</text:p>
          </table:table-cell>
          <table:table-cell table:number-columns-repeated="4"/>
          <table:table-cell table:formula="of:=[.Q24]+1" office:value-type="float" office:value="12" calcext:value-type="float">
            <text:p>12</text:p>
          </table:table-cell>
          <table:table-cell table:formula="of:=[.R24]+[.$P$18]" office:value-type="float" office:value="-1440.97222222222" calcext:value-type="float">
            <text:p>-1440,9722222222</text:p>
          </table:table-cell>
          <table:table-cell table:formula="of:=ROUND([.R25])" office:value-type="float" office:value="-1441" calcext:value-type="float">
            <text:p>-1441</text:p>
          </table:table-cell>
          <table:table-cell table:number-columns-repeated="4"/>
          <table:table-cell table:formula="of:=[.X24]+1" office:value-type="float" office:value="11" calcext:value-type="float">
            <text:p>11</text:p>
          </table:table-cell>
          <table:table-cell table:formula="of:=[.Y24]+[.$W$18]" office:value-type="float" office:value="780.645161290323" calcext:value-type="float">
            <text:p>780,6451612903</text:p>
          </table:table-cell>
          <table:table-cell table:formula="of:=ROUND([.Y25])" office:value-type="float" office:value="781" calcext:value-type="float">
            <text:p>781</text:p>
          </table:table-cell>
          <table:table-cell table:formula="of:=SQRT(POWER([.W$20];2)+POWER([.Y25];2))" office:value-type="float" office:value="782.947551146304" calcext:value-type="float">
            <text:p>782,9475511463</text:p>
          </table:table-cell>
          <table:table-cell table:formula="of:=ROUND([.AA25])" office:value-type="float" office:value="783" calcext:value-type="float">
            <text:p>783</text:p>
          </table:table-cell>
          <table:table-cell table:formula="of:=ATAN([.W$20]/[.Y25])" office:value-type="float" office:value="-0.0767086921293705" calcext:value-type="float">
            <text:p>-0,0767086921</text:p>
          </table:table-cell>
          <table:table-cell table:formula="of:=ROUND([.AC25]*10000)" office:value-type="float" office:value="-767" calcext:value-type="float">
            <text:p>-767</text:p>
          </table:table-cell>
        </table:table-row>
        <table:table-row table:style-name="ro1">
          <table:table-cell table:number-columns-repeated="9"/>
          <table:table-cell table:formula="of:=[.J25]+1" office:value-type="float" office:value="13" calcext:value-type="float">
            <text:p>13</text:p>
          </table:table-cell>
          <table:table-cell table:formula="of:=[.K25]+([.$H$15]-[.$H$14])/([.$H$17]-1)" office:value-type="float" office:value="719.047619047619" calcext:value-type="float">
            <text:p>719,0476190476</text:p>
          </table:table-cell>
          <table:table-cell table:formula="of:=ROUND([.K26])" office:value-type="float" office:value="719" calcext:value-type="float">
            <text:p>719</text:p>
          </table:table-cell>
          <table:table-cell table:number-columns-repeated="4"/>
          <table:table-cell table:formula="of:=[.Q25]+1" office:value-type="float" office:value="13" calcext:value-type="float">
            <text:p>13</text:p>
          </table:table-cell>
          <table:table-cell table:formula="of:=[.R25]+[.$P$18]" office:value-type="float" office:value="-1371.52777777778" calcext:value-type="float">
            <text:p>-1371,5277777778</text:p>
          </table:table-cell>
          <table:table-cell table:formula="of:=ROUND([.R26])" office:value-type="float" office:value="-1372" calcext:value-type="float">
            <text:p>-1372</text:p>
          </table:table-cell>
          <table:table-cell table:number-columns-repeated="4"/>
          <table:table-cell table:formula="of:=[.X25]+1" office:value-type="float" office:value="12" calcext:value-type="float">
            <text:p>12</text:p>
          </table:table-cell>
          <table:table-cell table:formula="of:=[.Y25]+[.$W$18]" office:value-type="float" office:value="851.612903225807" calcext:value-type="float">
            <text:p>851,6129032258</text:p>
          </table:table-cell>
          <table:table-cell table:formula="of:=ROUND([.Y26])" office:value-type="float" office:value="852" calcext:value-type="float">
            <text:p>852</text:p>
          </table:table-cell>
          <table:table-cell table:formula="of:=SQRT(POWER([.W$20];2)+POWER([.Y26];2))" office:value-type="float" office:value="853.723923139493" calcext:value-type="float">
            <text:p>853,7239231395</text:p>
          </table:table-cell>
          <table:table-cell table:formula="of:=ROUND([.AA26])" office:value-type="float" office:value="854" calcext:value-type="float">
            <text:p>854</text:p>
          </table:table-cell>
          <table:table-cell table:formula="of:=ATAN([.W$20]/[.Y26])" office:value-type="float" office:value="-0.0703383163243789" calcext:value-type="float">
            <text:p>-0,0703383163</text:p>
          </table:table-cell>
          <table:table-cell table:formula="of:=ROUND([.AC26]*10000)" office:value-type="float" office:value="-703" calcext:value-type="float">
            <text:p>-703</text:p>
          </table:table-cell>
        </table:table-row>
        <table:table-row table:style-name="ro1">
          <table:table-cell table:number-columns-repeated="9"/>
          <table:table-cell table:formula="of:=[.J26]+1" office:value-type="float" office:value="14" calcext:value-type="float">
            <text:p>14</text:p>
          </table:table-cell>
          <table:table-cell table:formula="of:=[.K26]+([.$H$15]-[.$H$14])/([.$H$17]-1)" office:value-type="float" office:value="753.968253968254" calcext:value-type="float">
            <text:p>753,9682539683</text:p>
          </table:table-cell>
          <table:table-cell table:formula="of:=ROUND([.K27])" office:value-type="float" office:value="754" calcext:value-type="float">
            <text:p>754</text:p>
          </table:table-cell>
          <table:table-cell table:number-columns-repeated="4"/>
          <table:table-cell table:formula="of:=[.Q26]+1" office:value-type="float" office:value="14" calcext:value-type="float">
            <text:p>14</text:p>
          </table:table-cell>
          <table:table-cell table:formula="of:=[.R26]+[.$P$18]" office:value-type="float" office:value="-1302.08333333333" calcext:value-type="float">
            <text:p>-1302,0833333333</text:p>
          </table:table-cell>
          <table:table-cell table:formula="of:=ROUND([.R27])" office:value-type="float" office:value="-1302" calcext:value-type="float">
            <text:p>-1302</text:p>
          </table:table-cell>
          <table:table-cell table:number-columns-repeated="4"/>
          <table:table-cell table:formula="of:=[.X26]+1" office:value-type="float" office:value="13" calcext:value-type="float">
            <text:p>13</text:p>
          </table:table-cell>
          <table:table-cell table:formula="of:=[.Y26]+[.$W$18]" office:value-type="float" office:value="922.580645161291" calcext:value-type="float">
            <text:p>922,5806451613</text:p>
          </table:table-cell>
          <table:table-cell table:formula="of:=ROUND([.Y27])" office:value-type="float" office:value="923" calcext:value-type="float">
            <text:p>923</text:p>
          </table:table-cell>
          <table:table-cell table:formula="of:=SQRT(POWER([.W$20];2)+POWER([.Y27];2))" office:value-type="float" office:value="924.529635450494" calcext:value-type="float">
            <text:p>924,5296354505</text:p>
          </table:table-cell>
          <table:table-cell table:formula="of:=ROUND([.AA27])" office:value-type="float" office:value="925" calcext:value-type="float">
            <text:p>925</text:p>
          </table:table-cell>
          <table:table-cell table:formula="of:=ATAN([.W$20]/[.Y27])" office:value-type="float" office:value="-0.0649435075438349" calcext:value-type="float">
            <text:p>-0,0649435075</text:p>
          </table:table-cell>
          <table:table-cell table:formula="of:=ROUND([.AC27]*10000)" office:value-type="float" office:value="-649" calcext:value-type="float">
            <text:p>-649</text:p>
          </table:table-cell>
        </table:table-row>
        <table:table-row table:style-name="ro1">
          <table:table-cell table:number-columns-repeated="9"/>
          <table:table-cell table:formula="of:=[.J27]+1" office:value-type="float" office:value="15" calcext:value-type="float">
            <text:p>15</text:p>
          </table:table-cell>
          <table:table-cell table:formula="of:=[.K27]+([.$H$15]-[.$H$14])/([.$H$17]-1)" office:value-type="float" office:value="788.888888888889" calcext:value-type="float">
            <text:p>788,8888888889</text:p>
          </table:table-cell>
          <table:table-cell table:formula="of:=ROUND([.K28])" office:value-type="float" office:value="789" calcext:value-type="float">
            <text:p>789</text:p>
          </table:table-cell>
          <table:table-cell table:number-columns-repeated="4"/>
          <table:table-cell table:formula="of:=[.Q27]+1" office:value-type="float" office:value="15" calcext:value-type="float">
            <text:p>15</text:p>
          </table:table-cell>
          <table:table-cell table:formula="of:=[.R27]+[.$P$18]" office:value-type="float" office:value="-1232.63888888889" calcext:value-type="float">
            <text:p>-1232,6388888889</text:p>
          </table:table-cell>
          <table:table-cell table:formula="of:=ROUND([.R28])" office:value-type="float" office:value="-1233" calcext:value-type="float">
            <text:p>-1233</text:p>
          </table:table-cell>
          <table:table-cell table:number-columns-repeated="4"/>
          <table:table-cell table:formula="of:=[.X27]+1" office:value-type="float" office:value="14" calcext:value-type="float">
            <text:p>14</text:p>
          </table:table-cell>
          <table:table-cell table:formula="of:=[.Y27]+[.$W$18]" office:value-type="float" office:value="993.548387096775" calcext:value-type="float">
            <text:p>993,5483870968</text:p>
          </table:table-cell>
          <table:table-cell table:formula="of:=ROUND([.Y28])" office:value-type="float" office:value="994" calcext:value-type="float">
            <text:p>994</text:p>
          </table:table-cell>
          <table:table-cell table:formula="of:=SQRT(POWER([.W$20];2)+POWER([.Y28];2))" office:value-type="float" office:value="995.358426649718" calcext:value-type="float">
            <text:p>995,3584266497</text:p>
          </table:table-cell>
          <table:table-cell table:formula="of:=ROUND([.AA28])" office:value-type="float" office:value="995" calcext:value-type="float">
            <text:p>995</text:p>
          </table:table-cell>
          <table:table-cell table:formula="of:=ATAN([.W$20]/[.Y28])" office:value-type="float" office:value="-0.0603163588828116" calcext:value-type="float">
            <text:p>-0,0603163589</text:p>
          </table:table-cell>
          <table:table-cell table:formula="of:=ROUND([.AC28]*10000)" office:value-type="float" office:value="-603" calcext:value-type="float">
            <text:p>-603</text:p>
          </table:table-cell>
        </table:table-row>
        <table:table-row table:style-name="ro1">
          <table:table-cell table:number-columns-repeated="9"/>
          <table:table-cell table:formula="of:=[.J28]+1" office:value-type="float" office:value="16" calcext:value-type="float">
            <text:p>16</text:p>
          </table:table-cell>
          <table:table-cell table:formula="of:=[.K28]+([.$H$15]-[.$H$14])/([.$H$17]-1)" office:value-type="float" office:value="823.809523809524" calcext:value-type="float">
            <text:p>823,8095238095</text:p>
          </table:table-cell>
          <table:table-cell table:formula="of:=ROUND([.K29])" office:value-type="float" office:value="824" calcext:value-type="float">
            <text:p>824</text:p>
          </table:table-cell>
          <table:table-cell table:number-columns-repeated="4"/>
          <table:table-cell table:formula="of:=[.Q28]+1" office:value-type="float" office:value="16" calcext:value-type="float">
            <text:p>16</text:p>
          </table:table-cell>
          <table:table-cell table:formula="of:=[.R28]+[.$P$18]" office:value-type="float" office:value="-1163.19444444445" calcext:value-type="float">
            <text:p>-1163,1944444445</text:p>
          </table:table-cell>
          <table:table-cell table:formula="of:=ROUND([.R29])" office:value-type="float" office:value="-1163" calcext:value-type="float">
            <text:p>-1163</text:p>
          </table:table-cell>
          <table:table-cell table:number-columns-repeated="4"/>
          <table:table-cell table:formula="of:=[.X28]+1" office:value-type="float" office:value="15" calcext:value-type="float">
            <text:p>15</text:p>
          </table:table-cell>
          <table:table-cell table:formula="of:=[.Y28]+[.$W$18]" office:value-type="float" office:value="1064.51612903226" calcext:value-type="float">
            <text:p>1064,5161290323</text:p>
          </table:table-cell>
          <table:table-cell table:formula="of:=ROUND([.Y29])" office:value-type="float" office:value="1065" calcext:value-type="float">
            <text:p>1065</text:p>
          </table:table-cell>
          <table:table-cell table:formula="of:=SQRT(POWER([.W$20];2)+POWER([.Y29];2))" office:value-type="float" office:value="1066.20569730696" calcext:value-type="float">
            <text:p>1066,205697307</text:p>
          </table:table-cell>
          <table:table-cell table:formula="of:=ROUND([.AA29])" office:value-type="float" office:value="1066" calcext:value-type="float">
            <text:p>1066</text:p>
          </table:table-cell>
          <table:table-cell table:formula="of:=ATAN([.W$20]/[.Y29])" office:value-type="float" office:value="-0.0563040634241013" calcext:value-type="float">
            <text:p>-0,0563040634</text:p>
          </table:table-cell>
          <table:table-cell table:formula="of:=ROUND([.AC29]*10000)" office:value-type="float" office:value="-563" calcext:value-type="float">
            <text:p>-563</text:p>
          </table:table-cell>
        </table:table-row>
        <table:table-row table:style-name="ro1">
          <table:table-cell table:number-columns-repeated="9"/>
          <table:table-cell table:formula="of:=[.J29]+1" office:value-type="float" office:value="17" calcext:value-type="float">
            <text:p>17</text:p>
          </table:table-cell>
          <table:table-cell table:formula="of:=[.K29]+([.$H$15]-[.$H$14])/([.$H$17]-1)" office:value-type="float" office:value="858.730158730159" calcext:value-type="float">
            <text:p>858,7301587302</text:p>
          </table:table-cell>
          <table:table-cell table:formula="of:=ROUND([.K30])" office:value-type="float" office:value="859" calcext:value-type="float">
            <text:p>859</text:p>
          </table:table-cell>
          <table:table-cell table:number-columns-repeated="4"/>
          <table:table-cell table:formula="of:=[.Q29]+1" office:value-type="float" office:value="17" calcext:value-type="float">
            <text:p>17</text:p>
          </table:table-cell>
          <table:table-cell table:formula="of:=[.R29]+[.$P$18]" office:value-type="float" office:value="-1093.75" calcext:value-type="float">
            <text:p>-1093,75</text:p>
          </table:table-cell>
          <table:table-cell table:formula="of:=ROUND([.R30])" office:value-type="float" office:value="-1094" calcext:value-type="float">
            <text:p>-1094</text:p>
          </table:table-cell>
          <table:table-cell table:number-columns-repeated="4"/>
          <table:table-cell table:formula="of:=[.X29]+1" office:value-type="float" office:value="16" calcext:value-type="float">
            <text:p>16</text:p>
          </table:table-cell>
          <table:table-cell table:formula="of:=[.Y29]+[.$W$18]" office:value-type="float" office:value="1135.48387096774" calcext:value-type="float">
            <text:p>1135,4838709678</text:p>
          </table:table-cell>
          <table:table-cell table:formula="of:=ROUND([.Y30])" office:value-type="float" office:value="1135" calcext:value-type="float">
            <text:p>1135</text:p>
          </table:table-cell>
          <table:table-cell table:formula="of:=SQRT(POWER([.W$20];2)+POWER([.Y30];2))" office:value-type="float" office:value="1137.06799322991" calcext:value-type="float">
            <text:p>1137,0679932299</text:p>
          </table:table-cell>
          <table:table-cell table:formula="of:=ROUND([.AA30])" office:value-type="float" office:value="1137" calcext:value-type="float">
            <text:p>1137</text:p>
          </table:table-cell>
          <table:table-cell table:formula="of:=ATAN([.W$20]/[.Y30])" office:value-type="float" office:value="-0.0527918111978657" calcext:value-type="float">
            <text:p>-0,0527918112</text:p>
          </table:table-cell>
          <table:table-cell table:formula="of:=ROUND([.AC30]*10000)" office:value-type="float" office:value="-528" calcext:value-type="float">
            <text:p>-528</text:p>
          </table:table-cell>
        </table:table-row>
        <table:table-row table:style-name="ro1">
          <table:table-cell table:number-columns-repeated="9"/>
          <table:table-cell table:formula="of:=[.J30]+1" office:value-type="float" office:value="18" calcext:value-type="float">
            <text:p>18</text:p>
          </table:table-cell>
          <table:table-cell table:formula="of:=[.K30]+([.$H$15]-[.$H$14])/([.$H$17]-1)" office:value-type="float" office:value="893.650793650794" calcext:value-type="float">
            <text:p>893,6507936508</text:p>
          </table:table-cell>
          <table:table-cell table:formula="of:=ROUND([.K31])" office:value-type="float" office:value="894" calcext:value-type="float">
            <text:p>894</text:p>
          </table:table-cell>
          <table:table-cell table:number-columns-repeated="4"/>
          <table:table-cell table:formula="of:=[.Q30]+1" office:value-type="float" office:value="18" calcext:value-type="float">
            <text:p>18</text:p>
          </table:table-cell>
          <table:table-cell table:formula="of:=[.R30]+[.$P$18]" office:value-type="float" office:value="-1024.30555555556" calcext:value-type="float">
            <text:p>-1024,3055555556</text:p>
          </table:table-cell>
          <table:table-cell table:formula="of:=ROUND([.R31])" office:value-type="float" office:value="-1024" calcext:value-type="float">
            <text:p>-1024</text:p>
          </table:table-cell>
          <table:table-cell table:number-columns-repeated="4"/>
          <table:table-cell table:formula="of:=[.X30]+1" office:value-type="float" office:value="17" calcext:value-type="float">
            <text:p>17</text:p>
          </table:table-cell>
          <table:table-cell table:formula="of:=[.Y30]+[.$W$18]" office:value-type="float" office:value="1206.45161290323" calcext:value-type="float">
            <text:p>1206,4516129032</text:p>
          </table:table-cell>
          <table:table-cell table:formula="of:=ROUND([.Y31])" office:value-type="float" office:value="1206" calcext:value-type="float">
            <text:p>1206</text:p>
          </table:table-cell>
          <table:table-cell table:formula="of:=SQRT(POWER([.W$20];2)+POWER([.Y31];2))" office:value-type="float" office:value="1207.94267011179" calcext:value-type="float">
            <text:p>1207,9426701118</text:p>
          </table:table-cell>
          <table:table-cell table:formula="of:=ROUND([.AA31])" office:value-type="float" office:value="1208" calcext:value-type="float">
            <text:p>1208</text:p>
          </table:table-cell>
          <table:table-cell table:formula="of:=ATAN([.W$20]/[.Y31])" office:value-type="float" office:value="-0.0496916792745293" calcext:value-type="float">
            <text:p>-0,0496916793</text:p>
          </table:table-cell>
          <table:table-cell table:formula="of:=ROUND([.AC31]*10000)" office:value-type="float" office:value="-497" calcext:value-type="float">
            <text:p>-497</text:p>
          </table:table-cell>
        </table:table-row>
        <table:table-row table:style-name="ro1">
          <table:table-cell table:number-columns-repeated="9"/>
          <table:table-cell table:formula="of:=[.J31]+1" office:value-type="float" office:value="19" calcext:value-type="float">
            <text:p>19</text:p>
          </table:table-cell>
          <table:table-cell table:formula="of:=[.K31]+([.$H$15]-[.$H$14])/([.$H$17]-1)" office:value-type="float" office:value="928.571428571429" calcext:value-type="float">
            <text:p>928,5714285714</text:p>
          </table:table-cell>
          <table:table-cell table:formula="of:=ROUND([.K32])" office:value-type="float" office:value="929" calcext:value-type="float">
            <text:p>929</text:p>
          </table:table-cell>
          <table:table-cell table:number-columns-repeated="4"/>
          <table:table-cell table:formula="of:=[.Q31]+1" office:value-type="float" office:value="19" calcext:value-type="float">
            <text:p>19</text:p>
          </table:table-cell>
          <table:table-cell table:formula="of:=[.R31]+[.$P$18]" office:value-type="float" office:value="-954.861111111113" calcext:value-type="float">
            <text:p>-954,8611111111</text:p>
          </table:table-cell>
          <table:table-cell table:formula="of:=ROUND([.R32])" office:value-type="float" office:value="-955" calcext:value-type="float">
            <text:p>-955</text:p>
          </table:table-cell>
          <table:table-cell table:number-columns-repeated="4"/>
          <table:table-cell table:formula="of:=[.X31]+1" office:value-type="float" office:value="18" calcext:value-type="float">
            <text:p>18</text:p>
          </table:table-cell>
          <table:table-cell table:formula="of:=[.Y31]+[.$W$18]" office:value-type="float" office:value="1277.41935483871" calcext:value-type="float">
            <text:p>1277,4193548387</text:p>
          </table:table-cell>
          <table:table-cell table:formula="of:=ROUND([.Y32])" office:value-type="float" office:value="1277" calcext:value-type="float">
            <text:p>1277</text:p>
          </table:table-cell>
          <table:table-cell table:formula="of:=SQRT(POWER([.W$20];2)+POWER([.Y32];2))" office:value-type="float" office:value="1278.82766943656" calcext:value-type="float">
            <text:p>1278,8276694366</text:p>
          </table:table-cell>
          <table:table-cell table:formula="of:=ROUND([.AA32])" office:value-type="float" office:value="1279" calcext:value-type="float">
            <text:p>1279</text:p>
          </table:table-cell>
          <table:table-cell table:formula="of:=ATAN([.W$20]/[.Y32])" office:value-type="float" office:value="-0.0469352018486722" calcext:value-type="float">
            <text:p>-0,0469352018</text:p>
          </table:table-cell>
          <table:table-cell table:formula="of:=ROUND([.AC32]*10000)" office:value-type="float" office:value="-469" calcext:value-type="float">
            <text:p>-469</text:p>
          </table:table-cell>
        </table:table-row>
        <table:table-row table:style-name="ro1">
          <table:table-cell table:number-columns-repeated="9"/>
          <table:table-cell table:formula="of:=[.J32]+1" office:value-type="float" office:value="20" calcext:value-type="float">
            <text:p>20</text:p>
          </table:table-cell>
          <table:table-cell table:formula="of:=[.K32]+([.$H$15]-[.$H$14])/([.$H$17]-1)" office:value-type="float" office:value="963.492063492064" calcext:value-type="float">
            <text:p>963,4920634921</text:p>
          </table:table-cell>
          <table:table-cell table:formula="of:=ROUND([.K33])" office:value-type="float" office:value="963" calcext:value-type="float">
            <text:p>963</text:p>
          </table:table-cell>
          <table:table-cell table:number-columns-repeated="4"/>
          <table:table-cell table:formula="of:=[.Q32]+1" office:value-type="float" office:value="20" calcext:value-type="float">
            <text:p>20</text:p>
          </table:table-cell>
          <table:table-cell table:formula="of:=[.R32]+[.$P$18]" office:value-type="float" office:value="-885.416666666668" calcext:value-type="float">
            <text:p>-885,4166666667</text:p>
          </table:table-cell>
          <table:table-cell table:formula="of:=ROUND([.R33])" office:value-type="float" office:value="-885" calcext:value-type="float">
            <text:p>-885</text:p>
          </table:table-cell>
          <table:table-cell table:number-columns-repeated="4"/>
          <table:table-cell table:formula="of:=[.X32]+1" office:value-type="float" office:value="19" calcext:value-type="float">
            <text:p>19</text:p>
          </table:table-cell>
          <table:table-cell table:formula="of:=[.Y32]+[.$W$18]" office:value-type="float" office:value="1348.38709677419" calcext:value-type="float">
            <text:p>1348,3870967742</text:p>
          </table:table-cell>
          <table:table-cell table:formula="of:=ROUND([.Y33])" office:value-type="float" office:value="1348" calcext:value-type="float">
            <text:p>1348</text:p>
          </table:table-cell>
          <table:table-cell table:formula="of:=SQRT(POWER([.W$20];2)+POWER([.Y33];2))" office:value-type="float" office:value="1349.72136485541" calcext:value-type="float">
            <text:p>1349,7213648554</text:p>
          </table:table-cell>
          <table:table-cell table:formula="of:=ROUND([.AA33])" office:value-type="float" office:value="1350" calcext:value-type="float">
            <text:p>1350</text:p>
          </table:table-cell>
          <table:table-cell table:formula="of:=ATAN([.W$20]/[.Y33])" office:value-type="float" office:value="-0.0444682735260749" calcext:value-type="float">
            <text:p>-0,0444682735</text:p>
          </table:table-cell>
          <table:table-cell table:formula="of:=ROUND([.AC33]*10000)" office:value-type="float" office:value="-445" calcext:value-type="float">
            <text:p>-445</text:p>
          </table:table-cell>
        </table:table-row>
        <table:table-row table:style-name="ro1">
          <table:table-cell table:number-columns-repeated="9"/>
          <table:table-cell table:formula="of:=[.J33]+1" office:value-type="float" office:value="21" calcext:value-type="float">
            <text:p>21</text:p>
          </table:table-cell>
          <table:table-cell table:formula="of:=[.K33]+([.$H$15]-[.$H$14])/([.$H$17]-1)" office:value-type="float" office:value="998.412698412699" calcext:value-type="float">
            <text:p>998,4126984127</text:p>
          </table:table-cell>
          <table:table-cell table:formula="of:=ROUND([.K34])" office:value-type="float" office:value="998" calcext:value-type="float">
            <text:p>998</text:p>
          </table:table-cell>
          <table:table-cell table:number-columns-repeated="4"/>
          <table:table-cell table:formula="of:=[.Q33]+1" office:value-type="float" office:value="21" calcext:value-type="float">
            <text:p>21</text:p>
          </table:table-cell>
          <table:table-cell table:formula="of:=[.R33]+[.$P$18]" office:value-type="float" office:value="-815.972222222224" calcext:value-type="float">
            <text:p>-815,9722222222</text:p>
          </table:table-cell>
          <table:table-cell table:formula="of:=ROUND([.R34])" office:value-type="float" office:value="-816" calcext:value-type="float">
            <text:p>-816</text:p>
          </table:table-cell>
          <table:table-cell table:number-columns-repeated="4"/>
          <table:table-cell table:formula="of:=[.X33]+1" office:value-type="float" office:value="20" calcext:value-type="float">
            <text:p>20</text:p>
          </table:table-cell>
          <table:table-cell table:formula="of:=[.Y33]+[.$W$18]" office:value-type="float" office:value="1419.35483870968" calcext:value-type="float">
            <text:p>1419,3548387097</text:p>
          </table:table-cell>
          <table:table-cell table:formula="of:=ROUND([.Y34])" office:value-type="float" office:value="1419" calcext:value-type="float">
            <text:p>1419</text:p>
          </table:table-cell>
          <table:table-cell table:formula="of:=SQRT(POWER([.W$20];2)+POWER([.Y34];2))" office:value-type="float" office:value="1420.62245447852" calcext:value-type="float">
            <text:p>1420,6224544785</text:p>
          </table:table-cell>
          <table:table-cell table:formula="of:=ROUND([.AA34])" office:value-type="float" office:value="1421" calcext:value-type="float">
            <text:p>1421</text:p>
          </table:table-cell>
          <table:table-cell table:formula="of:=ATAN([.W$20]/[.Y34])" office:value-type="float" office:value="-0.0422475740146605" calcext:value-type="float">
            <text:p>-0,042247574</text:p>
          </table:table-cell>
          <table:table-cell table:formula="of:=ROUND([.AC34]*10000)" office:value-type="float" office:value="-422" calcext:value-type="float">
            <text:p>-422</text:p>
          </table:table-cell>
        </table:table-row>
        <table:table-row table:style-name="ro1">
          <table:table-cell table:number-columns-repeated="9"/>
          <table:table-cell table:formula="of:=[.J34]+1" office:value-type="float" office:value="22" calcext:value-type="float">
            <text:p>22</text:p>
          </table:table-cell>
          <table:table-cell table:formula="of:=[.K34]+([.$H$15]-[.$H$14])/([.$H$17]-1)" office:value-type="float" office:value="1033.33333333333" calcext:value-type="float">
            <text:p>1033,3333333333</text:p>
          </table:table-cell>
          <table:table-cell table:formula="of:=ROUND([.K35])" office:value-type="float" office:value="1033" calcext:value-type="float">
            <text:p>1033</text:p>
          </table:table-cell>
          <table:table-cell table:number-columns-repeated="4"/>
          <table:table-cell table:formula="of:=[.Q34]+1" office:value-type="float" office:value="22" calcext:value-type="float">
            <text:p>22</text:p>
          </table:table-cell>
          <table:table-cell table:formula="of:=[.R34]+[.$P$18]" office:value-type="float" office:value="-746.527777777779" calcext:value-type="float">
            <text:p>-746,5277777778</text:p>
          </table:table-cell>
          <table:table-cell table:formula="of:=ROUND([.R35])" office:value-type="float" office:value="-747" calcext:value-type="float">
            <text:p>-747</text:p>
          </table:table-cell>
          <table:table-cell table:number-columns-repeated="3"/>
          <table:table-cell office:value-type="string" calcext:value-type="string">
            <text:p>***</text:p>
          </table:table-cell>
          <table:table-cell table:formula="of:=[.X34]+1" office:value-type="float" office:value="21" calcext:value-type="float">
            <text:p>21</text:p>
          </table:table-cell>
          <table:table-cell table:formula="of:=[.Y34]+[.$W$19]" office:value-type="float" office:value="1454.83870967742" calcext:value-type="float">
            <text:p>1454,8387096774</text:p>
          </table:table-cell>
          <table:table-cell table:formula="of:=ROUND([.Y35])" office:value-type="float" office:value="1455" calcext:value-type="float">
            <text:p>1455</text:p>
          </table:table-cell>
          <table:table-cell table:formula="of:=SQRT(POWER([.W$21];2)+POWER([.Y35];2))" office:value-type="float" office:value="1456.07543457606" calcext:value-type="float">
            <text:p>1456,0754345761</text:p>
          </table:table-cell>
          <table:table-cell table:formula="of:=ROUND([.AA35])" office:value-type="float" office:value="1456" calcext:value-type="float">
            <text:p>1456</text:p>
          </table:table-cell>
          <table:table-cell table:formula="of:=ATAN([.W$21]/[.Y35])" office:value-type="float" office:value="0.041218326638476" calcext:value-type="float">
            <text:p>0,0412183266</text:p>
          </table:table-cell>
          <table:table-cell table:formula="of:=ROUND([.AC35]*10000)" office:value-type="float" office:value="412" calcext:value-type="float">
            <text:p>412</text:p>
          </table:table-cell>
        </table:table-row>
        <table:table-row table:style-name="ro1">
          <table:table-cell table:number-columns-repeated="9"/>
          <table:table-cell table:formula="of:=[.J35]+1" office:value-type="float" office:value="23" calcext:value-type="float">
            <text:p>23</text:p>
          </table:table-cell>
          <table:table-cell table:formula="of:=[.K35]+([.$H$15]-[.$H$14])/([.$H$17]-1)" office:value-type="float" office:value="1068.25396825397" calcext:value-type="float">
            <text:p>1068,253968254</text:p>
          </table:table-cell>
          <table:table-cell table:formula="of:=ROUND([.K36])" office:value-type="float" office:value="1068" calcext:value-type="float">
            <text:p>1068</text:p>
          </table:table-cell>
          <table:table-cell table:number-columns-repeated="4"/>
          <table:table-cell table:formula="of:=[.Q35]+1" office:value-type="float" office:value="23" calcext:value-type="float">
            <text:p>23</text:p>
          </table:table-cell>
          <table:table-cell table:formula="of:=[.R35]+[.$P$18]" office:value-type="float" office:value="-677.083333333335" calcext:value-type="float">
            <text:p>-677,0833333333</text:p>
          </table:table-cell>
          <table:table-cell table:formula="of:=ROUND([.R36])" office:value-type="float" office:value="-677" calcext:value-type="float">
            <text:p>-677</text:p>
          </table:table-cell>
          <table:table-cell table:number-columns-repeated="4"/>
          <table:table-cell table:formula="of:=[.X35]+1" office:value-type="float" office:value="22" calcext:value-type="float">
            <text:p>22</text:p>
          </table:table-cell>
          <table:table-cell table:formula="of:=[.Y35]-[.$W$18]" office:value-type="float" office:value="1383.87096774194" calcext:value-type="float">
            <text:p>1383,8709677419</text:p>
          </table:table-cell>
          <table:table-cell table:formula="of:=ROUND([.Y36])" office:value-type="float" office:value="1384" calcext:value-type="float">
            <text:p>1384</text:p>
          </table:table-cell>
          <table:table-cell table:formula="of:=SQRT(POWER([.W$21];2)+POWER([.Y36];2))" office:value-type="float" office:value="1385.17105635333" calcext:value-type="float">
            <text:p>1385,1710563533</text:p>
          </table:table-cell>
          <table:table-cell table:formula="of:=ROUND([.AA36])" office:value-type="float" office:value="1385" calcext:value-type="float">
            <text:p>1385</text:p>
          </table:table-cell>
          <table:table-cell table:formula="of:=ATAN([.W$21]/[.Y36])" office:value-type="float" office:value="0.0433295067055527" calcext:value-type="float">
            <text:p>0,0433295067</text:p>
          </table:table-cell>
          <table:table-cell table:formula="of:=ROUND([.AC36]*10000)" office:value-type="float" office:value="433" calcext:value-type="float">
            <text:p>433</text:p>
          </table:table-cell>
        </table:table-row>
        <table:table-row table:style-name="ro1">
          <table:table-cell table:number-columns-repeated="9"/>
          <table:table-cell table:formula="of:=[.J36]+1" office:value-type="float" office:value="24" calcext:value-type="float">
            <text:p>24</text:p>
          </table:table-cell>
          <table:table-cell table:formula="of:=[.K36]+([.$H$15]-[.$H$14])/([.$H$17]-1)" office:value-type="float" office:value="1103.1746031746" calcext:value-type="float">
            <text:p>1103,1746031746</text:p>
          </table:table-cell>
          <table:table-cell table:formula="of:=ROUND([.K37])" office:value-type="float" office:value="1103" calcext:value-type="float">
            <text:p>1103</text:p>
          </table:table-cell>
          <table:table-cell table:number-columns-repeated="4"/>
          <table:table-cell table:formula="of:=[.Q36]+1" office:value-type="float" office:value="24" calcext:value-type="float">
            <text:p>24</text:p>
          </table:table-cell>
          <table:table-cell table:formula="of:=[.R36]+[.$P$18]" office:value-type="float" office:value="-607.63888888889" calcext:value-type="float">
            <text:p>-607,6388888889</text:p>
          </table:table-cell>
          <table:table-cell table:formula="of:=ROUND([.R37])" office:value-type="float" office:value="-608" calcext:value-type="float">
            <text:p>-608</text:p>
          </table:table-cell>
          <table:table-cell table:number-columns-repeated="4"/>
          <table:table-cell table:formula="of:=[.X36]+1" office:value-type="float" office:value="23" calcext:value-type="float">
            <text:p>23</text:p>
          </table:table-cell>
          <table:table-cell table:formula="of:=[.Y36]-[.$W$18]" office:value-type="float" office:value="1312.90322580645" calcext:value-type="float">
            <text:p>1312,9032258065</text:p>
          </table:table-cell>
          <table:table-cell table:formula="of:=ROUND([.Y37])" office:value-type="float" office:value="1313" calcext:value-type="float">
            <text:p>1313</text:p>
          </table:table-cell>
          <table:table-cell table:formula="of:=SQRT(POWER([.W$21];2)+POWER([.Y37];2))" office:value-type="float" office:value="1314.27351808251" calcext:value-type="float">
            <text:p>1314,2735180825</text:p>
          </table:table-cell>
          <table:table-cell table:formula="of:=ROUND([.AA37])" office:value-type="float" office:value="1314" calcext:value-type="float">
            <text:p>1314</text:p>
          </table:table-cell>
          <table:table-cell table:formula="of:=ATAN([.W$21]/[.Y37])" office:value-type="float" office:value="0.0456684703312256" calcext:value-type="float">
            <text:p>0,0456684703</text:p>
          </table:table-cell>
          <table:table-cell table:formula="of:=ROUND([.AC37]*10000)" office:value-type="float" office:value="457" calcext:value-type="float">
            <text:p>457</text:p>
          </table:table-cell>
        </table:table-row>
        <table:table-row table:style-name="ro1">
          <table:table-cell table:number-columns-repeated="9"/>
          <table:table-cell table:formula="of:=[.J37]+1" office:value-type="float" office:value="25" calcext:value-type="float">
            <text:p>25</text:p>
          </table:table-cell>
          <table:table-cell table:formula="of:=[.K37]+([.$H$15]-[.$H$14])/([.$H$17]-1)" office:value-type="float" office:value="1138.09523809524" calcext:value-type="float">
            <text:p>1138,0952380952</text:p>
          </table:table-cell>
          <table:table-cell table:formula="of:=ROUND([.K38])" office:value-type="float" office:value="1138" calcext:value-type="float">
            <text:p>1138</text:p>
          </table:table-cell>
          <table:table-cell table:number-columns-repeated="4"/>
          <table:table-cell table:formula="of:=[.Q37]+1" office:value-type="float" office:value="25" calcext:value-type="float">
            <text:p>25</text:p>
          </table:table-cell>
          <table:table-cell table:formula="of:=[.R37]+[.$P$18]" office:value-type="float" office:value="-538.194444444446" calcext:value-type="float">
            <text:p>-538,1944444444</text:p>
          </table:table-cell>
          <table:table-cell table:formula="of:=ROUND([.R38])" office:value-type="float" office:value="-538" calcext:value-type="float">
            <text:p>-538</text:p>
          </table:table-cell>
          <table:table-cell table:number-columns-repeated="4"/>
          <table:table-cell table:formula="of:=[.X37]+1" office:value-type="float" office:value="24" calcext:value-type="float">
            <text:p>24</text:p>
          </table:table-cell>
          <table:table-cell table:formula="of:=[.Y37]-[.$W$18]" office:value-type="float" office:value="1241.93548387097" calcext:value-type="float">
            <text:p>1241,935483871</text:p>
          </table:table-cell>
          <table:table-cell table:formula="of:=ROUND([.Y38])" office:value-type="float" office:value="1242" calcext:value-type="float">
            <text:p>1242</text:p>
          </table:table-cell>
          <table:table-cell table:formula="of:=SQRT(POWER([.W$21];2)+POWER([.Y38];2))" office:value-type="float" office:value="1243.38398980275" calcext:value-type="float">
            <text:p>1243,3839898028</text:p>
          </table:table-cell>
          <table:table-cell table:formula="of:=ROUND([.AA38])" office:value-type="float" office:value="1243" calcext:value-type="float">
            <text:p>1243</text:p>
          </table:table-cell>
          <table:table-cell table:formula="of:=ATAN([.W$21]/[.Y38])" office:value-type="float" office:value="0.0482741540579414" calcext:value-type="float">
            <text:p>0,0482741541</text:p>
          </table:table-cell>
          <table:table-cell table:formula="of:=ROUND([.AC38]*10000)" office:value-type="float" office:value="483" calcext:value-type="float">
            <text:p>483</text:p>
          </table:table-cell>
        </table:table-row>
        <table:table-row table:style-name="ro1">
          <table:table-cell table:number-columns-repeated="9"/>
          <table:table-cell table:formula="of:=[.J38]+1" office:value-type="float" office:value="26" calcext:value-type="float">
            <text:p>26</text:p>
          </table:table-cell>
          <table:table-cell table:formula="of:=[.K38]+([.$H$15]-[.$H$14])/([.$H$17]-1)" office:value-type="float" office:value="1173.01587301587" calcext:value-type="float">
            <text:p>1173,0158730159</text:p>
          </table:table-cell>
          <table:table-cell table:formula="of:=ROUND([.K39])" office:value-type="float" office:value="1173" calcext:value-type="float">
            <text:p>1173</text:p>
          </table:table-cell>
          <table:table-cell table:number-columns-repeated="4"/>
          <table:table-cell table:formula="of:=[.Q38]+1" office:value-type="float" office:value="26" calcext:value-type="float">
            <text:p>26</text:p>
          </table:table-cell>
          <table:table-cell table:formula="of:=[.R38]+[.$P$18]" office:value-type="float" office:value="-468.750000000001" calcext:value-type="float">
            <text:p>-468,75</text:p>
          </table:table-cell>
          <table:table-cell table:formula="of:=ROUND([.R39])" office:value-type="float" office:value="-469" calcext:value-type="float">
            <text:p>-469</text:p>
          </table:table-cell>
          <table:table-cell table:number-columns-repeated="4"/>
          <table:table-cell table:formula="of:=[.X38]+1" office:value-type="float" office:value="25" calcext:value-type="float">
            <text:p>25</text:p>
          </table:table-cell>
          <table:table-cell table:formula="of:=[.Y38]-[.$W$18]" office:value-type="float" office:value="1170.96774193548" calcext:value-type="float">
            <text:p>1170,9677419355</text:p>
          </table:table-cell>
          <table:table-cell table:formula="of:=ROUND([.Y39])" office:value-type="float" office:value="1171" calcext:value-type="float">
            <text:p>1171</text:p>
          </table:table-cell>
          <table:table-cell table:formula="of:=SQRT(POWER([.W$21];2)+POWER([.Y39];2))" office:value-type="float" office:value="1172.50392436592" calcext:value-type="float">
            <text:p>1172,5039243659</text:p>
          </table:table-cell>
          <table:table-cell table:formula="of:=ROUND([.AA39])" office:value-type="float" office:value="1173" calcext:value-type="float">
            <text:p>1173</text:p>
          </table:table-cell>
          <table:table-cell table:formula="of:=ATAN([.W$21]/[.Y39])" office:value-type="float" office:value="0.0511948966167846" calcext:value-type="float">
            <text:p>0,0511948966</text:p>
          </table:table-cell>
          <table:table-cell table:formula="of:=ROUND([.AC39]*10000)" office:value-type="float" office:value="512" calcext:value-type="float">
            <text:p>512</text:p>
          </table:table-cell>
        </table:table-row>
        <table:table-row table:style-name="ro1">
          <table:table-cell table:number-columns-repeated="9"/>
          <table:table-cell table:formula="of:=[.J39]+1" office:value-type="float" office:value="27" calcext:value-type="float">
            <text:p>27</text:p>
          </table:table-cell>
          <table:table-cell table:formula="of:=[.K39]+([.$H$15]-[.$H$14])/([.$H$17]-1)" office:value-type="float" office:value="1207.93650793651" calcext:value-type="float">
            <text:p>1207,9365079365</text:p>
          </table:table-cell>
          <table:table-cell table:formula="of:=ROUND([.K40])" office:value-type="float" office:value="1208" calcext:value-type="float">
            <text:p>1208</text:p>
          </table:table-cell>
          <table:table-cell table:number-columns-repeated="4"/>
          <table:table-cell table:formula="of:=[.Q39]+1" office:value-type="float" office:value="27" calcext:value-type="float">
            <text:p>27</text:p>
          </table:table-cell>
          <table:table-cell table:formula="of:=[.R39]+[.$P$18]" office:value-type="float" office:value="-399.305555555557" calcext:value-type="float">
            <text:p>-399,3055555556</text:p>
          </table:table-cell>
          <table:table-cell table:formula="of:=ROUND([.R40])" office:value-type="float" office:value="-399" calcext:value-type="float">
            <text:p>-399</text:p>
          </table:table-cell>
          <table:table-cell table:number-columns-repeated="4"/>
          <table:table-cell table:formula="of:=[.X39]+1" office:value-type="float" office:value="26" calcext:value-type="float">
            <text:p>26</text:p>
          </table:table-cell>
          <table:table-cell table:formula="of:=[.Y39]-[.$W$18]" office:value-type="float" office:value="1100" calcext:value-type="float">
            <text:p>1100</text:p>
          </table:table-cell>
          <table:table-cell table:formula="of:=ROUND([.Y40])" office:value-type="float" office:value="1100" calcext:value-type="float">
            <text:p>1100</text:p>
          </table:table-cell>
          <table:table-cell table:formula="of:=SQRT(POWER([.W$21];2)+POWER([.Y40];2))" office:value-type="float" office:value="1101.63514831363" calcext:value-type="float">
            <text:p>1101,6351483136</text:p>
          </table:table-cell>
          <table:table-cell table:formula="of:=ROUND([.AA40])" office:value-type="float" office:value="1102" calcext:value-type="float">
            <text:p>1102</text:p>
          </table:table-cell>
          <table:table-cell table:formula="of:=ATAN([.W$21]/[.Y40])" office:value-type="float" office:value="0.0544914562407312" calcext:value-type="float">
            <text:p>0,0544914562</text:p>
          </table:table-cell>
          <table:table-cell table:formula="of:=ROUND([.AC40]*10000)" office:value-type="float" office:value="545" calcext:value-type="float">
            <text:p>545</text:p>
          </table:table-cell>
        </table:table-row>
        <table:table-row table:style-name="ro1">
          <table:table-cell table:number-columns-repeated="9"/>
          <table:table-cell table:formula="of:=[.J40]+1" office:value-type="float" office:value="28" calcext:value-type="float">
            <text:p>28</text:p>
          </table:table-cell>
          <table:table-cell table:formula="of:=[.K40]+([.$H$15]-[.$H$14])/([.$H$17]-1)" office:value-type="float" office:value="1242.85714285714" calcext:value-type="float">
            <text:p>1242,8571428572</text:p>
          </table:table-cell>
          <table:table-cell table:formula="of:=ROUND([.K41])" office:value-type="float" office:value="1243" calcext:value-type="float">
            <text:p>1243</text:p>
          </table:table-cell>
          <table:table-cell table:number-columns-repeated="4"/>
          <table:table-cell table:formula="of:=[.Q40]+1" office:value-type="float" office:value="28" calcext:value-type="float">
            <text:p>28</text:p>
          </table:table-cell>
          <table:table-cell table:formula="of:=[.R40]+[.$P$18]" office:value-type="float" office:value="-329.861111111112" calcext:value-type="float">
            <text:p>-329,8611111111</text:p>
          </table:table-cell>
          <table:table-cell table:formula="of:=ROUND([.R41])" office:value-type="float" office:value="-330" calcext:value-type="float">
            <text:p>-330</text:p>
          </table:table-cell>
          <table:table-cell table:number-columns-repeated="4"/>
          <table:table-cell table:formula="of:=[.X40]+1" office:value-type="float" office:value="27" calcext:value-type="float">
            <text:p>27</text:p>
          </table:table-cell>
          <table:table-cell table:formula="of:=[.Y40]-[.$W$18]" office:value-type="float" office:value="1029.03225806452" calcext:value-type="float">
            <text:p>1029,0322580645</text:p>
          </table:table-cell>
          <table:table-cell table:formula="of:=ROUND([.Y41])" office:value-type="float" office:value="1029" calcext:value-type="float">
            <text:p>1029</text:p>
          </table:table-cell>
          <table:table-cell table:formula="of:=SQRT(POWER([.W$21];2)+POWER([.Y41];2))" office:value-type="float" office:value="1030.77999017121" calcext:value-type="float">
            <text:p>1030,7799901712</text:p>
          </table:table-cell>
          <table:table-cell table:formula="of:=ROUND([.AA41])" office:value-type="float" office:value="1031" calcext:value-type="float">
            <text:p>1031</text:p>
          </table:table-cell>
          <table:table-cell table:formula="of:=ATAN([.W$21]/[.Y41])" office:value-type="float" office:value="0.0582412682183534" calcext:value-type="float">
            <text:p>0,0582412682</text:p>
          </table:table-cell>
          <table:table-cell table:formula="of:=ROUND([.AC41]*10000)" office:value-type="float" office:value="582" calcext:value-type="float">
            <text:p>582</text:p>
          </table:table-cell>
        </table:table-row>
        <table:table-row table:style-name="ro1">
          <table:table-cell table:number-columns-repeated="9"/>
          <table:table-cell table:formula="of:=[.J41]+1" office:value-type="float" office:value="29" calcext:value-type="float">
            <text:p>29</text:p>
          </table:table-cell>
          <table:table-cell table:formula="of:=[.K41]+([.$H$15]-[.$H$14])/([.$H$17]-1)" office:value-type="float" office:value="1277.77777777778" calcext:value-type="float">
            <text:p>1277,7777777778</text:p>
          </table:table-cell>
          <table:table-cell table:formula="of:=ROUND([.K42])" office:value-type="float" office:value="1278" calcext:value-type="float">
            <text:p>1278</text:p>
          </table:table-cell>
          <table:table-cell table:number-columns-repeated="4"/>
          <table:table-cell table:formula="of:=[.Q41]+1" office:value-type="float" office:value="29" calcext:value-type="float">
            <text:p>29</text:p>
          </table:table-cell>
          <table:table-cell table:formula="of:=[.R41]+[.$P$18]" office:value-type="float" office:value="-260.416666666668" calcext:value-type="float">
            <text:p>-260,4166666667</text:p>
          </table:table-cell>
          <table:table-cell table:formula="of:=ROUND([.R42])" office:value-type="float" office:value="-260" calcext:value-type="float">
            <text:p>-260</text:p>
          </table:table-cell>
          <table:table-cell table:number-columns-repeated="4"/>
          <table:table-cell table:formula="of:=[.X41]+1" office:value-type="float" office:value="28" calcext:value-type="float">
            <text:p>28</text:p>
          </table:table-cell>
          <table:table-cell table:formula="of:=[.Y41]-[.$W$18]" office:value-type="float" office:value="958.064516129032" calcext:value-type="float">
            <text:p>958,064516129</text:p>
          </table:table-cell>
          <table:table-cell table:formula="of:=ROUND([.Y42])" office:value-type="float" office:value="958" calcext:value-type="float">
            <text:p>958</text:p>
          </table:table-cell>
          <table:table-cell table:formula="of:=SQRT(POWER([.W$21];2)+POWER([.Y42];2))" office:value-type="float" office:value="959.941465437116" calcext:value-type="float">
            <text:p>959,9414654371</text:p>
          </table:table-cell>
          <table:table-cell table:formula="of:=ROUND([.AA42])" office:value-type="float" office:value="960" calcext:value-type="float">
            <text:p>960</text:p>
          </table:table-cell>
          <table:table-cell table:formula="of:=ATAN([.W$21]/[.Y42])" office:value-type="float" office:value="0.0625445803386472" calcext:value-type="float">
            <text:p>0,0625445803</text:p>
          </table:table-cell>
          <table:table-cell table:formula="of:=ROUND([.AC42]*10000)" office:value-type="float" office:value="625" calcext:value-type="float">
            <text:p>625</text:p>
          </table:table-cell>
        </table:table-row>
        <table:table-row table:style-name="ro1">
          <table:table-cell table:number-columns-repeated="9"/>
          <table:table-cell table:formula="of:=[.J42]+1" office:value-type="float" office:value="30" calcext:value-type="float">
            <text:p>30</text:p>
          </table:table-cell>
          <table:table-cell table:formula="of:=[.K42]+([.$H$15]-[.$H$14])/([.$H$17]-1)" office:value-type="float" office:value="1312.69841269841" calcext:value-type="float">
            <text:p>1312,6984126984</text:p>
          </table:table-cell>
          <table:table-cell table:formula="of:=ROUND([.K43])" office:value-type="float" office:value="1313" calcext:value-type="float">
            <text:p>1313</text:p>
          </table:table-cell>
          <table:table-cell table:number-columns-repeated="4"/>
          <table:table-cell table:formula="of:=[.Q42]+1" office:value-type="float" office:value="30" calcext:value-type="float">
            <text:p>30</text:p>
          </table:table-cell>
          <table:table-cell table:formula="of:=[.R42]+[.$P$18]" office:value-type="float" office:value="-190.972222222224" calcext:value-type="float">
            <text:p>-190,9722222222</text:p>
          </table:table-cell>
          <table:table-cell table:formula="of:=ROUND([.R43])" office:value-type="float" office:value="-191" calcext:value-type="float">
            <text:p>-191</text:p>
          </table:table-cell>
          <table:table-cell table:number-columns-repeated="4"/>
          <table:table-cell table:formula="of:=[.X42]+1" office:value-type="float" office:value="29" calcext:value-type="float">
            <text:p>29</text:p>
          </table:table-cell>
          <table:table-cell table:formula="of:=[.Y42]-[.$W$18]" office:value-type="float" office:value="887.096774193549" calcext:value-type="float">
            <text:p>887,0967741935</text:p>
          </table:table-cell>
          <table:table-cell table:formula="of:=ROUND([.Y43])" office:value-type="float" office:value="887" calcext:value-type="float">
            <text:p>887</text:p>
          </table:table-cell>
          <table:table-cell table:formula="of:=SQRT(POWER([.W$21];2)+POWER([.Y43];2))" office:value-type="float" office:value="889.123549786305" calcext:value-type="float">
            <text:p>889,1235497863</text:p>
          </table:table-cell>
          <table:table-cell table:formula="of:=ROUND([.AA43])" office:value-type="float" office:value="889" calcext:value-type="float">
            <text:p>889</text:p>
          </table:table-cell>
          <table:table-cell table:formula="of:=ATAN([.W$21]/[.Y43])" office:value-type="float" office:value="0.0675335076211471" calcext:value-type="float">
            <text:p>0,0675335076</text:p>
          </table:table-cell>
          <table:table-cell table:formula="of:=ROUND([.AC43]*10000)" office:value-type="float" office:value="675" calcext:value-type="float">
            <text:p>675</text:p>
          </table:table-cell>
        </table:table-row>
        <table:table-row table:style-name="ro1">
          <table:table-cell table:number-columns-repeated="9"/>
          <table:table-cell table:formula="of:=[.J43]+1" office:value-type="float" office:value="31" calcext:value-type="float">
            <text:p>31</text:p>
          </table:table-cell>
          <table:table-cell table:formula="of:=[.K43]+([.$H$15]-[.$H$14])/([.$H$17]-1)" office:value-type="float" office:value="1347.61904761905" calcext:value-type="float">
            <text:p>1347,6190476191</text:p>
          </table:table-cell>
          <table:table-cell table:formula="of:=ROUND([.K44])" office:value-type="float" office:value="1348" calcext:value-type="float">
            <text:p>1348</text:p>
          </table:table-cell>
          <table:table-cell table:number-columns-repeated="4"/>
          <table:table-cell table:formula="of:=[.Q43]+1" office:value-type="float" office:value="31" calcext:value-type="float">
            <text:p>31</text:p>
          </table:table-cell>
          <table:table-cell table:formula="of:=[.R43]+[.$P$18]" office:value-type="float" office:value="-121.527777777779" calcext:value-type="float">
            <text:p>-121,5277777778</text:p>
          </table:table-cell>
          <table:table-cell table:formula="of:=ROUND([.R44])" office:value-type="float" office:value="-122" calcext:value-type="float">
            <text:p>-122</text:p>
          </table:table-cell>
          <table:table-cell table:number-columns-repeated="4"/>
          <table:table-cell table:formula="of:=[.X43]+1" office:value-type="float" office:value="30" calcext:value-type="float">
            <text:p>30</text:p>
          </table:table-cell>
          <table:table-cell table:formula="of:=[.Y43]-[.$W$18]" office:value-type="float" office:value="816.129032258065" calcext:value-type="float">
            <text:p>816,1290322581</text:p>
          </table:table-cell>
          <table:table-cell table:formula="of:=ROUND([.Y44])" office:value-type="float" office:value="816" calcext:value-type="float">
            <text:p>816</text:p>
          </table:table-cell>
          <table:table-cell table:formula="of:=SQRT(POWER([.W$21];2)+POWER([.Y44];2))" office:value-type="float" office:value="818.331593728658" calcext:value-type="float">
            <text:p>818,3315937287</text:p>
          </table:table-cell>
          <table:table-cell table:formula="of:=ROUND([.AA44])" office:value-type="float" office:value="818" calcext:value-type="float">
            <text:p>818</text:p>
          </table:table-cell>
          <table:table-cell table:formula="of:=ATAN([.W$21]/[.Y44])" office:value-type="float" office:value="0.0733857632028783" calcext:value-type="float">
            <text:p>0,0733857632</text:p>
          </table:table-cell>
          <table:table-cell table:formula="of:=ROUND([.AC44]*10000)" office:value-type="float" office:value="734" calcext:value-type="float">
            <text:p>734</text:p>
          </table:table-cell>
        </table:table-row>
        <table:table-row table:style-name="ro1">
          <table:table-cell table:number-columns-repeated="9"/>
          <table:table-cell table:formula="of:=[.J44]+1" office:value-type="float" office:value="32" calcext:value-type="float">
            <text:p>32</text:p>
          </table:table-cell>
          <table:table-cell table:formula="of:=[.K44]+([.$H$15]-[.$H$14])/([.$H$17]-1)" office:value-type="float" office:value="1382.53968253968" calcext:value-type="float">
            <text:p>1382,5396825397</text:p>
          </table:table-cell>
          <table:table-cell table:formula="of:=ROUND([.K45])" office:value-type="float" office:value="1383" calcext:value-type="float">
            <text:p>1383</text:p>
          </table:table-cell>
          <table:table-cell table:number-columns-repeated="4"/>
          <table:table-cell table:formula="of:=[.Q44]+1" office:value-type="float" office:value="32" calcext:value-type="float">
            <text:p>32</text:p>
          </table:table-cell>
          <table:table-cell table:formula="of:=[.R44]+[.$P$18]" office:value-type="float" office:value="-52.0833333333347" calcext:value-type="float">
            <text:p>-52,0833333333</text:p>
          </table:table-cell>
          <table:table-cell table:formula="of:=ROUND([.R45])" office:value-type="float" office:value="-52" calcext:value-type="float">
            <text:p>-52</text:p>
          </table:table-cell>
          <table:table-cell table:number-columns-repeated="4"/>
          <table:table-cell table:formula="of:=[.X44]+1" office:value-type="float" office:value="31" calcext:value-type="float">
            <text:p>31</text:p>
          </table:table-cell>
          <table:table-cell table:formula="of:=[.Y44]-[.$W$18]" office:value-type="float" office:value="745.161290322581" calcext:value-type="float">
            <text:p>745,1612903226</text:p>
          </table:table-cell>
          <table:table-cell table:formula="of:=ROUND([.Y45])" office:value-type="float" office:value="745" calcext:value-type="float">
            <text:p>745</text:p>
          </table:table-cell>
          <table:table-cell table:formula="of:=SQRT(POWER([.W$21];2)+POWER([.Y45];2))" office:value-type="float" office:value="747.572972087149" calcext:value-type="float">
            <text:p>747,5729720872</text:p>
          </table:table-cell>
          <table:table-cell table:formula="of:=ROUND([.AA45])" office:value-type="float" office:value="748" calcext:value-type="float">
            <text:p>748</text:p>
          </table:table-cell>
          <table:table-cell table:formula="of:=ATAN([.W$21]/[.Y45])" office:value-type="float" office:value="0.0803461413389507" calcext:value-type="float">
            <text:p>0,0803461413</text:p>
          </table:table-cell>
          <table:table-cell table:formula="of:=ROUND([.AC45]*10000)" office:value-type="float" office:value="803" calcext:value-type="float">
            <text:p>803</text:p>
          </table:table-cell>
        </table:table-row>
        <table:table-row table:style-name="ro1">
          <table:table-cell table:number-columns-repeated="9"/>
          <table:table-cell table:formula="of:=[.J45]+1" office:value-type="float" office:value="33" calcext:value-type="float">
            <text:p>33</text:p>
          </table:table-cell>
          <table:table-cell table:formula="of:=[.K45]+([.$H$15]-[.$H$14])/([.$H$17]-1)" office:value-type="float" office:value="1417.46031746032" calcext:value-type="float">
            <text:p>1417,4603174603</text:p>
          </table:table-cell>
          <table:table-cell table:formula="of:=ROUND([.K46])" office:value-type="float" office:value="1417" calcext:value-type="float">
            <text:p>1417</text:p>
          </table:table-cell>
          <table:table-cell table:number-columns-repeated="4"/>
          <table:table-cell table:formula="of:=[.Q45]+1" office:value-type="float" office:value="33" calcext:value-type="float">
            <text:p>33</text:p>
          </table:table-cell>
          <table:table-cell table:formula="of:=[.R45]+[.$P$18]" office:value-type="float" office:value="17.3611111111098" calcext:value-type="float">
            <text:p>17,3611111111</text:p>
          </table:table-cell>
          <table:table-cell table:formula="of:=ROUND([.R46])" office:value-type="float" office:value="17" calcext:value-type="float">
            <text:p>17</text:p>
          </table:table-cell>
          <table:table-cell table:number-columns-repeated="4"/>
          <table:table-cell table:formula="of:=[.X45]+1" office:value-type="float" office:value="32" calcext:value-type="float">
            <text:p>32</text:p>
          </table:table-cell>
          <table:table-cell table:formula="of:=[.Y45]-[.$W$18]" office:value-type="float" office:value="674.193548387097" calcext:value-type="float">
            <text:p>674,1935483871</text:p>
          </table:table-cell>
          <table:table-cell table:formula="of:=ROUND([.Y46])" office:value-type="float" office:value="674" calcext:value-type="float">
            <text:p>674</text:p>
          </table:table-cell>
          <table:table-cell table:formula="of:=SQRT(POWER([.W$21];2)+POWER([.Y46];2))" office:value-type="float" office:value="676.858139263158" calcext:value-type="float">
            <text:p>676,8581392632</text:p>
          </table:table-cell>
          <table:table-cell table:formula="of:=ROUND([.AA46])" office:value-type="float" office:value="677" calcext:value-type="float">
            <text:p>677</text:p>
          </table:table-cell>
          <table:table-cell table:formula="of:=ATAN([.W$21]/[.Y46])" office:value-type="float" office:value="0.0887613737758167" calcext:value-type="float">
            <text:p>0,0887613738</text:p>
          </table:table-cell>
          <table:table-cell table:formula="of:=ROUND([.AC46]*10000)" office:value-type="float" office:value="888" calcext:value-type="float">
            <text:p>888</text:p>
          </table:table-cell>
        </table:table-row>
        <table:table-row table:style-name="ro1">
          <table:table-cell table:number-columns-repeated="9"/>
          <table:table-cell table:formula="of:=[.J46]+1" office:value-type="float" office:value="34" calcext:value-type="float">
            <text:p>34</text:p>
          </table:table-cell>
          <table:table-cell table:formula="of:=[.K46]+([.$H$15]-[.$H$14])/([.$H$17]-1)" office:value-type="float" office:value="1452.38095238095" calcext:value-type="float">
            <text:p>1452,380952381</text:p>
          </table:table-cell>
          <table:table-cell table:formula="of:=ROUND([.K47])" office:value-type="float" office:value="1452" calcext:value-type="float">
            <text:p>1452</text:p>
          </table:table-cell>
          <table:table-cell table:number-columns-repeated="4"/>
          <table:table-cell table:formula="of:=[.Q46]+1" office:value-type="float" office:value="34" calcext:value-type="float">
            <text:p>34</text:p>
          </table:table-cell>
          <table:table-cell table:formula="of:=[.R46]+[.$P$18]" office:value-type="float" office:value="86.8055555555542" calcext:value-type="float">
            <text:p>86,8055555556</text:p>
          </table:table-cell>
          <table:table-cell table:formula="of:=ROUND([.R47])" office:value-type="float" office:value="87" calcext:value-type="float">
            <text:p>87</text:p>
          </table:table-cell>
          <table:table-cell table:number-columns-repeated="4"/>
          <table:table-cell table:formula="of:=[.X46]+1" office:value-type="float" office:value="33" calcext:value-type="float">
            <text:p>33</text:p>
          </table:table-cell>
          <table:table-cell table:formula="of:=[.Y46]-[.$W$18]" office:value-type="float" office:value="603.225806451613" calcext:value-type="float">
            <text:p>603,2258064516</text:p>
          </table:table-cell>
          <table:table-cell table:formula="of:=ROUND([.Y47])" office:value-type="float" office:value="603" calcext:value-type="float">
            <text:p>603</text:p>
          </table:table-cell>
          <table:table-cell table:formula="of:=SQRT(POWER([.W$21];2)+POWER([.Y47];2))" office:value-type="float" office:value="606.202419633243" calcext:value-type="float">
            <text:p>606,2024196332</text:p>
          </table:table-cell>
          <table:table-cell table:formula="of:=ROUND([.AA47])" office:value-type="float" office:value="606" calcext:value-type="float">
            <text:p>606</text:p>
          </table:table-cell>
          <table:table-cell table:formula="of:=ATAN([.W$21]/[.Y47])" office:value-type="float" office:value="0.0991391597946959" calcext:value-type="float">
            <text:p>0,0991391598</text:p>
          </table:table-cell>
          <table:table-cell table:formula="of:=ROUND([.AC47]*10000)" office:value-type="float" office:value="991" calcext:value-type="float">
            <text:p>991</text:p>
          </table:table-cell>
        </table:table-row>
        <table:table-row table:style-name="ro1">
          <table:table-cell table:number-columns-repeated="9"/>
          <table:table-cell table:formula="of:=[.J47]+1" office:value-type="float" office:value="35" calcext:value-type="float">
            <text:p>35</text:p>
          </table:table-cell>
          <table:table-cell table:formula="of:=[.K47]+([.$H$15]-[.$H$14])/([.$H$17]-1)" office:value-type="float" office:value="1487.30158730159" calcext:value-type="float">
            <text:p>1487,3015873016</text:p>
          </table:table-cell>
          <table:table-cell table:formula="of:=ROUND([.K48])" office:value-type="float" office:value="1487" calcext:value-type="float">
            <text:p>1487</text:p>
          </table:table-cell>
          <table:table-cell table:number-columns-repeated="4"/>
          <table:table-cell table:formula="of:=[.Q47]+1" office:value-type="float" office:value="35" calcext:value-type="float">
            <text:p>35</text:p>
          </table:table-cell>
          <table:table-cell table:formula="of:=[.R47]+[.$P$18]" office:value-type="float" office:value="156.249999999999" calcext:value-type="float">
            <text:p>156,25</text:p>
          </table:table-cell>
          <table:table-cell table:formula="of:=ROUND([.R48])" office:value-type="float" office:value="156" calcext:value-type="float">
            <text:p>156</text:p>
          </table:table-cell>
          <table:table-cell table:number-columns-repeated="4"/>
          <table:table-cell table:formula="of:=[.X47]+1" office:value-type="float" office:value="34" calcext:value-type="float">
            <text:p>34</text:p>
          </table:table-cell>
          <table:table-cell table:formula="of:=[.Y47]-[.$W$18]" office:value-type="float" office:value="532.258064516129" calcext:value-type="float">
            <text:p>532,2580645161</text:p>
          </table:table-cell>
          <table:table-cell table:formula="of:=ROUND([.Y48])" office:value-type="float" office:value="532" calcext:value-type="float">
            <text:p>532</text:p>
          </table:table-cell>
          <table:table-cell table:formula="of:=SQRT(POWER([.W$21];2)+POWER([.Y48];2))" office:value-type="float" office:value="535.629206860918" calcext:value-type="float">
            <text:p>535,6292068609</text:p>
          </table:table-cell>
          <table:table-cell table:formula="of:=ROUND([.AA48])" office:value-type="float" office:value="536" calcext:value-type="float">
            <text:p>536</text:p>
          </table:table-cell>
          <table:table-cell table:formula="of:=ATAN([.W$21]/[.Y48])" office:value-type="float" office:value="0.112253389012282" calcext:value-type="float">
            <text:p>0,112253389</text:p>
          </table:table-cell>
          <table:table-cell table:formula="of:=ROUND([.AC48]*10000)" office:value-type="float" office:value="1123" calcext:value-type="float">
            <text:p>1123</text:p>
          </table:table-cell>
        </table:table-row>
        <table:table-row table:style-name="ro1">
          <table:table-cell table:number-columns-repeated="9"/>
          <table:table-cell table:formula="of:=[.J48]+1" office:value-type="float" office:value="36" calcext:value-type="float">
            <text:p>36</text:p>
          </table:table-cell>
          <table:table-cell table:formula="of:=[.K48]+([.$H$15]-[.$H$14])/([.$H$17]-1)" office:value-type="float" office:value="1522.22222222222" calcext:value-type="float">
            <text:p>1522,2222222222</text:p>
          </table:table-cell>
          <table:table-cell table:formula="of:=ROUND([.K49])" office:value-type="float" office:value="1522" calcext:value-type="float">
            <text:p>1522</text:p>
          </table:table-cell>
          <table:table-cell table:number-columns-repeated="4"/>
          <table:table-cell table:formula="of:=[.Q48]+1" office:value-type="float" office:value="36" calcext:value-type="float">
            <text:p>36</text:p>
          </table:table-cell>
          <table:table-cell table:formula="of:=[.R48]+[.$P$18]" office:value-type="float" office:value="225.694444444443" calcext:value-type="float">
            <text:p>225,6944444444</text:p>
          </table:table-cell>
          <table:table-cell table:formula="of:=ROUND([.R49])" office:value-type="float" office:value="226" calcext:value-type="float">
            <text:p>226</text:p>
          </table:table-cell>
          <table:table-cell table:number-columns-repeated="4"/>
          <table:table-cell table:formula="of:=[.X48]+1" office:value-type="float" office:value="35" calcext:value-type="float">
            <text:p>35</text:p>
          </table:table-cell>
          <table:table-cell table:formula="of:=[.Y48]-[.$W$18]" office:value-type="float" office:value="461.290322580645" calcext:value-type="float">
            <text:p>461,2903225806</text:p>
          </table:table-cell>
          <table:table-cell table:formula="of:=ROUND([.Y49])" office:value-type="float" office:value="461" calcext:value-type="float">
            <text:p>461</text:p>
          </table:table-cell>
          <table:table-cell table:formula="of:=SQRT(POWER([.W$21];2)+POWER([.Y49];2))" office:value-type="float" office:value="465.176054528343" calcext:value-type="float">
            <text:p>465,1760545283</text:p>
          </table:table-cell>
          <table:table-cell table:formula="of:=ROUND([.AA49])" office:value-type="float" office:value="465" calcext:value-type="float">
            <text:p>465</text:p>
          </table:table-cell>
          <table:table-cell table:formula="of:=ATAN([.W$21]/[.Y49])" office:value-type="float" office:value="0.129343771325813" calcext:value-type="float">
            <text:p>0,1293437713</text:p>
          </table:table-cell>
          <table:table-cell table:formula="of:=ROUND([.AC49]*10000)" office:value-type="float" office:value="1293" calcext:value-type="float">
            <text:p>1293</text:p>
          </table:table-cell>
        </table:table-row>
        <table:table-row table:style-name="ro1">
          <table:table-cell table:number-columns-repeated="9"/>
          <table:table-cell table:formula="of:=[.J49]+1" office:value-type="float" office:value="37" calcext:value-type="float">
            <text:p>37</text:p>
          </table:table-cell>
          <table:table-cell table:formula="of:=[.K49]+([.$H$15]-[.$H$14])/([.$H$17]-1)" office:value-type="float" office:value="1557.14285714286" calcext:value-type="float">
            <text:p>1557,1428571429</text:p>
          </table:table-cell>
          <table:table-cell table:formula="of:=ROUND([.K50])" office:value-type="float" office:value="1557" calcext:value-type="float">
            <text:p>1557</text:p>
          </table:table-cell>
          <table:table-cell table:number-columns-repeated="4"/>
          <table:table-cell table:formula="of:=[.Q49]+1" office:value-type="float" office:value="37" calcext:value-type="float">
            <text:p>37</text:p>
          </table:table-cell>
          <table:table-cell table:formula="of:=[.R49]+[.$P$18]" office:value-type="float" office:value="295.138888888888" calcext:value-type="float">
            <text:p>295,1388888889</text:p>
          </table:table-cell>
          <table:table-cell table:formula="of:=ROUND([.R50])" office:value-type="float" office:value="295" calcext:value-type="float">
            <text:p>295</text:p>
          </table:table-cell>
          <table:table-cell table:number-columns-repeated="4"/>
          <table:table-cell table:formula="of:=[.X49]+1" office:value-type="float" office:value="36" calcext:value-type="float">
            <text:p>36</text:p>
          </table:table-cell>
          <table:table-cell table:formula="of:=[.Y49]-[.$W$18]" office:value-type="float" office:value="390.322580645161" calcext:value-type="float">
            <text:p>390,3225806452</text:p>
          </table:table-cell>
          <table:table-cell table:formula="of:=ROUND([.Y50])" office:value-type="float" office:value="390" calcext:value-type="float">
            <text:p>390</text:p>
          </table:table-cell>
          <table:table-cell table:formula="of:=SQRT(POWER([.W$21];2)+POWER([.Y50];2))" office:value-type="float" office:value="394.907225765114" calcext:value-type="float">
            <text:p>394,9072257651</text:p>
          </table:table-cell>
          <table:table-cell table:formula="of:=ROUND([.AA50])" office:value-type="float" office:value="395" calcext:value-type="float">
            <text:p>395</text:p>
          </table:table-cell>
          <table:table-cell table:formula="of:=ATAN([.W$21]/[.Y50])" office:value-type="float" office:value="0.152525120223006" calcext:value-type="float">
            <text:p>0,1525251202</text:p>
          </table:table-cell>
          <table:table-cell table:formula="of:=ROUND([.AC50]*10000)" office:value-type="float" office:value="1525" calcext:value-type="float">
            <text:p>1525</text:p>
          </table:table-cell>
        </table:table-row>
        <table:table-row table:style-name="ro1">
          <table:table-cell table:number-columns-repeated="9"/>
          <table:table-cell table:formula="of:=[.J50]+1" office:value-type="float" office:value="38" calcext:value-type="float">
            <text:p>38</text:p>
          </table:table-cell>
          <table:table-cell table:formula="of:=[.K50]+([.$H$15]-[.$H$14])/([.$H$17]-1)" office:value-type="float" office:value="1592.06349206349" calcext:value-type="float">
            <text:p>1592,0634920635</text:p>
          </table:table-cell>
          <table:table-cell table:formula="of:=ROUND([.K51])" office:value-type="float" office:value="1592" calcext:value-type="float">
            <text:p>1592</text:p>
          </table:table-cell>
          <table:table-cell table:number-columns-repeated="4"/>
          <table:table-cell table:formula="of:=[.Q50]+1" office:value-type="float" office:value="38" calcext:value-type="float">
            <text:p>38</text:p>
          </table:table-cell>
          <table:table-cell table:formula="of:=[.R50]+[.$P$18]" office:value-type="float" office:value="364.583333333332" calcext:value-type="float">
            <text:p>364,5833333333</text:p>
          </table:table-cell>
          <table:table-cell table:formula="of:=ROUND([.R51])" office:value-type="float" office:value="365" calcext:value-type="float">
            <text:p>365</text:p>
          </table:table-cell>
          <table:table-cell table:number-columns-repeated="4"/>
          <table:table-cell table:formula="of:=[.X50]+1" office:value-type="float" office:value="37" calcext:value-type="float">
            <text:p>37</text:p>
          </table:table-cell>
          <table:table-cell table:formula="of:=[.Y50]-[.$W$18]" office:value-type="float" office:value="319.354838709677" calcext:value-type="float">
            <text:p>319,3548387097</text:p>
          </table:table-cell>
          <table:table-cell table:formula="of:=ROUND([.Y51])" office:value-type="float" office:value="319" calcext:value-type="float">
            <text:p>319</text:p>
          </table:table-cell>
          <table:table-cell table:formula="of:=SQRT(POWER([.W$21];2)+POWER([.Y51];2))" office:value-type="float" office:value="324.942322585538" calcext:value-type="float">
            <text:p>324,9423225855</text:p>
          </table:table-cell>
          <table:table-cell table:formula="of:=ROUND([.AA51])" office:value-type="float" office:value="325" calcext:value-type="float">
            <text:p>325</text:p>
          </table:table-cell>
          <table:table-cell table:formula="of:=ATAN([.W$21]/[.Y51])" office:value-type="float" office:value="0.185713848259644" calcext:value-type="float">
            <text:p>0,1857138483</text:p>
          </table:table-cell>
          <table:table-cell table:formula="of:=ROUND([.AC51]*10000)" office:value-type="float" office:value="1857" calcext:value-type="float">
            <text:p>1857</text:p>
          </table:table-cell>
        </table:table-row>
        <table:table-row table:style-name="ro1">
          <table:table-cell table:number-columns-repeated="9"/>
          <table:table-cell table:formula="of:=[.J51]+1" office:value-type="float" office:value="39" calcext:value-type="float">
            <text:p>39</text:p>
          </table:table-cell>
          <table:table-cell table:formula="of:=[.K51]+([.$H$15]-[.$H$14])/([.$H$17]-1)" office:value-type="float" office:value="1626.98412698413" calcext:value-type="float">
            <text:p>1626,9841269841</text:p>
          </table:table-cell>
          <table:table-cell table:formula="of:=ROUND([.K52])" office:value-type="float" office:value="1627" calcext:value-type="float">
            <text:p>1627</text:p>
          </table:table-cell>
          <table:table-cell table:number-columns-repeated="4"/>
          <table:table-cell table:formula="of:=[.Q51]+1" office:value-type="float" office:value="39" calcext:value-type="float">
            <text:p>39</text:p>
          </table:table-cell>
          <table:table-cell table:formula="of:=[.R51]+[.$P$18]" office:value-type="float" office:value="434.027777777777" calcext:value-type="float">
            <text:p>434,0277777778</text:p>
          </table:table-cell>
          <table:table-cell table:formula="of:=ROUND([.R52])" office:value-type="float" office:value="434" calcext:value-type="float">
            <text:p>434</text:p>
          </table:table-cell>
          <table:table-cell table:number-columns-repeated="4"/>
          <table:table-cell table:formula="of:=[.X51]+1" office:value-type="float" office:value="38" calcext:value-type="float">
            <text:p>38</text:p>
          </table:table-cell>
          <table:table-cell table:formula="of:=[.Y51]-[.$W$18]" office:value-type="float" office:value="248.387096774193" calcext:value-type="float">
            <text:p>248,3870967742</text:p>
          </table:table-cell>
          <table:table-cell table:formula="of:=ROUND([.Y52])" office:value-type="float" office:value="248" calcext:value-type="float">
            <text:p>248</text:p>
          </table:table-cell>
          <table:table-cell table:formula="of:=SQRT(POWER([.W$21];2)+POWER([.Y52];2))" office:value-type="float" office:value="255.531113260034" calcext:value-type="float">
            <text:p>255,53111326</text:p>
          </table:table-cell>
          <table:table-cell table:formula="of:=ROUND([.AA52])" office:value-type="float" office:value="256" calcext:value-type="float">
            <text:p>256</text:p>
          </table:table-cell>
          <table:table-cell table:formula="of:=ATAN([.W$21]/[.Y52])" office:value-type="float" office:value="0.237018022962907" calcext:value-type="float">
            <text:p>0,237018023</text:p>
          </table:table-cell>
          <table:table-cell table:formula="of:=ROUND([.AC52]*10000)" office:value-type="float" office:value="2370" calcext:value-type="float">
            <text:p>2370</text:p>
          </table:table-cell>
        </table:table-row>
        <table:table-row table:style-name="ro1">
          <table:table-cell table:number-columns-repeated="9"/>
          <table:table-cell table:formula="of:=[.J52]+1" office:value-type="float" office:value="40" calcext:value-type="float">
            <text:p>40</text:p>
          </table:table-cell>
          <table:table-cell table:formula="of:=[.K52]+([.$H$15]-[.$H$14])/([.$H$17]-1)" office:value-type="float" office:value="1661.90476190476" calcext:value-type="float">
            <text:p>1661,9047619048</text:p>
          </table:table-cell>
          <table:table-cell table:formula="of:=ROUND([.K53])" office:value-type="float" office:value="1662" calcext:value-type="float">
            <text:p>1662</text:p>
          </table:table-cell>
          <table:table-cell table:number-columns-repeated="4"/>
          <table:table-cell table:formula="of:=[.Q52]+1" office:value-type="float" office:value="40" calcext:value-type="float">
            <text:p>40</text:p>
          </table:table-cell>
          <table:table-cell table:formula="of:=[.R52]+[.$P$18]" office:value-type="float" office:value="503.472222222221" calcext:value-type="float">
            <text:p>503,4722222222</text:p>
          </table:table-cell>
          <table:table-cell table:formula="of:=ROUND([.R53])" office:value-type="float" office:value="503" calcext:value-type="float">
            <text:p>503</text:p>
          </table:table-cell>
          <table:table-cell table:number-columns-repeated="4"/>
          <table:table-cell table:formula="of:=[.X52]+1" office:value-type="float" office:value="39" calcext:value-type="float">
            <text:p>39</text:p>
          </table:table-cell>
          <table:table-cell table:formula="of:=[.Y52]-[.$W$18]" office:value-type="float" office:value="177.41935483871" calcext:value-type="float">
            <text:p>177,4193548387</text:p>
          </table:table-cell>
          <table:table-cell table:formula="of:=ROUND([.Y53])" office:value-type="float" office:value="177" calcext:value-type="float">
            <text:p>177</text:p>
          </table:table-cell>
          <table:table-cell table:formula="of:=SQRT(POWER([.W$21];2)+POWER([.Y53];2))" office:value-type="float" office:value="187.29022257284" calcext:value-type="float">
            <text:p>187,2902225728</text:p>
          </table:table-cell>
          <table:table-cell table:formula="of:=ROUND([.AA53])" office:value-type="float" office:value="187" calcext:value-type="float">
            <text:p>187</text:p>
          </table:table-cell>
          <table:table-cell table:formula="of:=ATAN([.W$21]/[.Y53])" office:value-type="float" office:value="0.32610782529594" calcext:value-type="float">
            <text:p>0,3261078253</text:p>
          </table:table-cell>
          <table:table-cell table:formula="of:=ROUND([.AC53]*10000)" office:value-type="float" office:value="3261" calcext:value-type="float">
            <text:p>3261</text:p>
          </table:table-cell>
        </table:table-row>
        <table:table-row table:style-name="ro1">
          <table:table-cell table:number-columns-repeated="9"/>
          <table:table-cell table:formula="of:=[.J53]+1" office:value-type="float" office:value="41" calcext:value-type="float">
            <text:p>41</text:p>
          </table:table-cell>
          <table:table-cell table:formula="of:=[.K53]+([.$H$15]-[.$H$14])/([.$H$17]-1)" office:value-type="float" office:value="1696.8253968254" calcext:value-type="float">
            <text:p>1696,8253968254</text:p>
          </table:table-cell>
          <table:table-cell table:formula="of:=ROUND([.K54])" office:value-type="float" office:value="1697" calcext:value-type="float">
            <text:p>1697</text:p>
          </table:table-cell>
          <table:table-cell table:number-columns-repeated="4"/>
          <table:table-cell table:formula="of:=[.Q53]+1" office:value-type="float" office:value="41" calcext:value-type="float">
            <text:p>41</text:p>
          </table:table-cell>
          <table:table-cell table:formula="of:=[.R53]+[.$P$18]" office:value-type="float" office:value="572.916666666665" calcext:value-type="float">
            <text:p>572,9166666667</text:p>
          </table:table-cell>
          <table:table-cell table:formula="of:=ROUND([.R54])" office:value-type="float" office:value="573" calcext:value-type="float">
            <text:p>573</text:p>
          </table:table-cell>
          <table:table-cell table:number-columns-repeated="4"/>
          <table:table-cell table:formula="of:=[.X53]+1" office:value-type="float" office:value="40" calcext:value-type="float">
            <text:p>40</text:p>
          </table:table-cell>
          <table:table-cell table:formula="of:=[.Y53]-[.$W$18]" office:value-type="float" office:value="106.451612903226" calcext:value-type="float">
            <text:p>106,4516129032</text:p>
          </table:table-cell>
          <table:table-cell table:formula="of:=ROUND([.Y54])" office:value-type="float" office:value="106" calcext:value-type="float">
            <text:p>106</text:p>
          </table:table-cell>
          <table:table-cell table:formula="of:=SQRT(POWER([.W$21];2)+POWER([.Y54];2))" office:value-type="float" office:value="122.196341556113" calcext:value-type="float">
            <text:p>122,1963415561</text:p>
          </table:table-cell>
          <table:table-cell table:formula="of:=ROUND([.AA54])" office:value-type="float" office:value="122" calcext:value-type="float">
            <text:p>122</text:p>
          </table:table-cell>
          <table:table-cell table:formula="of:=ATAN([.W$21]/[.Y54])" office:value-type="float" office:value="0.513252272866261" calcext:value-type="float">
            <text:p>0,5132522729</text:p>
          </table:table-cell>
          <table:table-cell table:formula="of:=ROUND([.AC54]*10000)" office:value-type="float" office:value="5133" calcext:value-type="float">
            <text:p>5133</text:p>
          </table:table-cell>
        </table:table-row>
        <table:table-row table:style-name="ro1">
          <table:table-cell table:number-columns-repeated="9"/>
          <table:table-cell table:formula="of:=[.J54]+1" office:value-type="float" office:value="42" calcext:value-type="float">
            <text:p>42</text:p>
          </table:table-cell>
          <table:table-cell table:formula="of:=[.K54]+([.$H$15]-[.$H$14])/([.$H$17]-1)" office:value-type="float" office:value="1731.74603174603" calcext:value-type="float">
            <text:p>1731,746031746</text:p>
          </table:table-cell>
          <table:table-cell table:formula="of:=ROUND([.K55])" office:value-type="float" office:value="1732" calcext:value-type="float">
            <text:p>1732</text:p>
          </table:table-cell>
          <table:table-cell table:number-columns-repeated="4"/>
          <table:table-cell table:formula="of:=[.Q54]+1" office:value-type="float" office:value="42" calcext:value-type="float">
            <text:p>42</text:p>
          </table:table-cell>
          <table:table-cell table:formula="of:=[.R54]+[.$P$18]" office:value-type="float" office:value="642.36111111111" calcext:value-type="float">
            <text:p>642,3611111111</text:p>
          </table:table-cell>
          <table:table-cell table:formula="of:=ROUND([.R55])" office:value-type="float" office:value="642" calcext:value-type="float">
            <text:p>642</text:p>
          </table:table-cell>
          <table:table-cell table:number-columns-repeated="4"/>
          <table:table-cell table:formula="of:=[.X54]+1" office:value-type="float" office:value="41" calcext:value-type="float">
            <text:p>41</text:p>
          </table:table-cell>
          <table:table-cell table:formula="of:=[.Y54]-[.$W$18]" office:value-type="float" office:value="35.4838709677418" calcext:value-type="float">
            <text:p>35,4838709677</text:p>
          </table:table-cell>
          <table:table-cell table:formula="of:=ROUND([.Y55])" office:value-type="float" office:value="35" calcext:value-type="float">
            <text:p>35</text:p>
          </table:table-cell>
          <table:table-cell table:formula="of:=SQRT(POWER([.W$21];2)+POWER([.Y55];2))" office:value-type="float" office:value="69.7072815339643" calcext:value-type="float">
            <text:p>69,707281534</text:p>
          </table:table-cell>
          <table:table-cell table:formula="of:=ROUND([.AA55])" office:value-type="float" office:value="70" calcext:value-type="float">
            <text:p>70</text:p>
          </table:table-cell>
          <table:table-cell table:formula="of:=ATAN([.W$21]/[.Y55])" office:value-type="float" office:value="1.03672594755829" calcext:value-type="float">
            <text:p>1,0367259476</text:p>
          </table:table-cell>
          <table:table-cell table:formula="of:=ROUND([.AC55]*10000)" office:value-type="float" office:value="10367" calcext:value-type="float">
            <text:p>10367</text:p>
          </table:table-cell>
        </table:table-row>
        <table:table-row table:style-name="ro1">
          <table:table-cell table:number-columns-repeated="9"/>
          <table:table-cell table:formula="of:=[.J55]+1" office:value-type="float" office:value="43" calcext:value-type="float">
            <text:p>43</text:p>
          </table:table-cell>
          <table:table-cell table:formula="of:=[.K55]+([.$H$15]-[.$H$14])/([.$H$17]-1)" office:value-type="float" office:value="1766.66666666667" calcext:value-type="float">
            <text:p>1766,6666666667</text:p>
          </table:table-cell>
          <table:table-cell table:formula="of:=ROUND([.K56])" office:value-type="float" office:value="1767" calcext:value-type="float">
            <text:p>1767</text:p>
          </table:table-cell>
          <table:table-cell table:number-columns-repeated="4"/>
          <table:table-cell table:formula="of:=[.Q55]+1" office:value-type="float" office:value="43" calcext:value-type="float">
            <text:p>43</text:p>
          </table:table-cell>
          <table:table-cell table:formula="of:=[.R55]+[.$P$18]" office:value-type="float" office:value="711.805555555554" calcext:value-type="float">
            <text:p>711,8055555556</text:p>
          </table:table-cell>
          <table:table-cell table:formula="of:=ROUND([.R56])" office:value-type="float" office:value="712" calcext:value-type="float">
            <text:p>712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56]+1" office:value-type="float" office:value="44" calcext:value-type="float">
            <text:p>44</text:p>
          </table:table-cell>
          <table:table-cell table:formula="of:=[.K56]+([.$H$15]-[.$H$14])/([.$H$17]-1)" office:value-type="float" office:value="1801.5873015873" calcext:value-type="float">
            <text:p>1801,5873015873</text:p>
          </table:table-cell>
          <table:table-cell table:formula="of:=ROUND([.K57])" office:value-type="float" office:value="1802" calcext:value-type="float">
            <text:p>1802</text:p>
          </table:table-cell>
          <table:table-cell table:number-columns-repeated="4"/>
          <table:table-cell table:formula="of:=[.Q56]+1" office:value-type="float" office:value="44" calcext:value-type="float">
            <text:p>44</text:p>
          </table:table-cell>
          <table:table-cell table:formula="of:=[.R56]+[.$P$18]" office:value-type="float" office:value="781.249999999999" calcext:value-type="float">
            <text:p>781,25</text:p>
          </table:table-cell>
          <table:table-cell table:formula="of:=ROUND([.R57])" office:value-type="float" office:value="781" calcext:value-type="float">
            <text:p>78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57]+1" office:value-type="float" office:value="45" calcext:value-type="float">
            <text:p>45</text:p>
          </table:table-cell>
          <table:table-cell table:formula="of:=[.K57]+([.$H$15]-[.$H$14])/([.$H$17]-1)" office:value-type="float" office:value="1836.50793650794" calcext:value-type="float">
            <text:p>1836,5079365079</text:p>
          </table:table-cell>
          <table:table-cell table:formula="of:=ROUND([.K58])" office:value-type="float" office:value="1837" calcext:value-type="float">
            <text:p>1837</text:p>
          </table:table-cell>
          <table:table-cell table:number-columns-repeated="4"/>
          <table:table-cell table:formula="of:=[.Q57]+1" office:value-type="float" office:value="45" calcext:value-type="float">
            <text:p>45</text:p>
          </table:table-cell>
          <table:table-cell table:formula="of:=[.R57]+[.$P$18]" office:value-type="float" office:value="850.694444444443" calcext:value-type="float">
            <text:p>850,6944444444</text:p>
          </table:table-cell>
          <table:table-cell table:formula="of:=ROUND([.R58])" office:value-type="float" office:value="851" calcext:value-type="float">
            <text:p>85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58]+1" office:value-type="float" office:value="46" calcext:value-type="float">
            <text:p>46</text:p>
          </table:table-cell>
          <table:table-cell table:formula="of:=[.K58]+([.$H$15]-[.$H$14])/([.$H$17]-1)" office:value-type="float" office:value="1871.42857142857" calcext:value-type="float">
            <text:p>1871,4285714286</text:p>
          </table:table-cell>
          <table:table-cell table:formula="of:=ROUND([.K59])" office:value-type="float" office:value="1871" calcext:value-type="float">
            <text:p>1871</text:p>
          </table:table-cell>
          <table:table-cell table:number-columns-repeated="4"/>
          <table:table-cell table:formula="of:=[.Q58]+1" office:value-type="float" office:value="46" calcext:value-type="float">
            <text:p>46</text:p>
          </table:table-cell>
          <table:table-cell table:formula="of:=[.R58]+[.$P$18]" office:value-type="float" office:value="920.138888888888" calcext:value-type="float">
            <text:p>920,1388888889</text:p>
          </table:table-cell>
          <table:table-cell table:formula="of:=ROUND([.R59])" office:value-type="float" office:value="920" calcext:value-type="float">
            <text:p>92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59]+1" office:value-type="float" office:value="47" calcext:value-type="float">
            <text:p>47</text:p>
          </table:table-cell>
          <table:table-cell table:formula="of:=[.K59]+([.$H$15]-[.$H$14])/([.$H$17]-1)" office:value-type="float" office:value="1906.34920634921" calcext:value-type="float">
            <text:p>1906,3492063492</text:p>
          </table:table-cell>
          <table:table-cell table:formula="of:=ROUND([.K60])" office:value-type="float" office:value="1906" calcext:value-type="float">
            <text:p>1906</text:p>
          </table:table-cell>
          <table:table-cell table:number-columns-repeated="4"/>
          <table:table-cell table:formula="of:=[.Q59]+1" office:value-type="float" office:value="47" calcext:value-type="float">
            <text:p>47</text:p>
          </table:table-cell>
          <table:table-cell table:formula="of:=[.R59]+[.$P$18]" office:value-type="float" office:value="989.583333333332" calcext:value-type="float">
            <text:p>989,5833333333</text:p>
          </table:table-cell>
          <table:table-cell table:formula="of:=ROUND([.R60])" office:value-type="float" office:value="990" calcext:value-type="float">
            <text:p>99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0]+1" office:value-type="float" office:value="48" calcext:value-type="float">
            <text:p>48</text:p>
          </table:table-cell>
          <table:table-cell table:formula="of:=[.K60]+([.$H$15]-[.$H$14])/([.$H$17]-1)" office:value-type="float" office:value="1941.26984126984" calcext:value-type="float">
            <text:p>1941,2698412699</text:p>
          </table:table-cell>
          <table:table-cell table:formula="of:=ROUND([.K61])" office:value-type="float" office:value="1941" calcext:value-type="float">
            <text:p>1941</text:p>
          </table:table-cell>
          <table:table-cell table:number-columns-repeated="4"/>
          <table:table-cell table:formula="of:=[.Q60]+1" office:value-type="float" office:value="48" calcext:value-type="float">
            <text:p>48</text:p>
          </table:table-cell>
          <table:table-cell table:formula="of:=[.R60]+[.$P$18]" office:value-type="float" office:value="1059.02777777778" calcext:value-type="float">
            <text:p>1059,0277777778</text:p>
          </table:table-cell>
          <table:table-cell table:formula="of:=ROUND([.R61])" office:value-type="float" office:value="1059" calcext:value-type="float">
            <text:p>1059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1]+1" office:value-type="float" office:value="49" calcext:value-type="float">
            <text:p>49</text:p>
          </table:table-cell>
          <table:table-cell table:formula="of:=[.K61]+([.$H$15]-[.$H$14])/([.$H$17]-1)" office:value-type="float" office:value="1976.19047619048" calcext:value-type="float">
            <text:p>1976,1904761905</text:p>
          </table:table-cell>
          <table:table-cell table:formula="of:=ROUND([.K62])" office:value-type="float" office:value="1976" calcext:value-type="float">
            <text:p>1976</text:p>
          </table:table-cell>
          <table:table-cell table:number-columns-repeated="4"/>
          <table:table-cell table:formula="of:=[.Q61]+1" office:value-type="float" office:value="49" calcext:value-type="float">
            <text:p>49</text:p>
          </table:table-cell>
          <table:table-cell table:formula="of:=[.R61]+[.$P$18]" office:value-type="float" office:value="1128.47222222222" calcext:value-type="float">
            <text:p>1128,4722222222</text:p>
          </table:table-cell>
          <table:table-cell table:formula="of:=ROUND([.R62])" office:value-type="float" office:value="1128" calcext:value-type="float">
            <text:p>1128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2]+1" office:value-type="float" office:value="50" calcext:value-type="float">
            <text:p>50</text:p>
          </table:table-cell>
          <table:table-cell table:formula="of:=[.K62]+([.$H$15]-[.$H$14])/([.$H$17]-1)" office:value-type="float" office:value="2011.11111111111" calcext:value-type="float">
            <text:p>2011,1111111111</text:p>
          </table:table-cell>
          <table:table-cell table:formula="of:=ROUND([.K63])" office:value-type="float" office:value="2011" calcext:value-type="float">
            <text:p>2011</text:p>
          </table:table-cell>
          <table:table-cell table:number-columns-repeated="4"/>
          <table:table-cell table:formula="of:=[.Q62]+1" office:value-type="float" office:value="50" calcext:value-type="float">
            <text:p>50</text:p>
          </table:table-cell>
          <table:table-cell table:formula="of:=[.R62]+[.$P$18]" office:value-type="float" office:value="1197.91666666667" calcext:value-type="float">
            <text:p>1197,9166666667</text:p>
          </table:table-cell>
          <table:table-cell table:formula="of:=ROUND([.R63])" office:value-type="float" office:value="1198" calcext:value-type="float">
            <text:p>1198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3]+1" office:value-type="float" office:value="51" calcext:value-type="float">
            <text:p>51</text:p>
          </table:table-cell>
          <table:table-cell table:formula="of:=[.K63]+([.$H$15]-[.$H$14])/([.$H$17]-1)" office:value-type="float" office:value="2046.03174603175" calcext:value-type="float">
            <text:p>2046,0317460318</text:p>
          </table:table-cell>
          <table:table-cell table:formula="of:=ROUND([.K64])" office:value-type="float" office:value="2046" calcext:value-type="float">
            <text:p>2046</text:p>
          </table:table-cell>
          <table:table-cell table:number-columns-repeated="4"/>
          <table:table-cell table:formula="of:=[.Q63]+1" office:value-type="float" office:value="51" calcext:value-type="float">
            <text:p>51</text:p>
          </table:table-cell>
          <table:table-cell table:formula="of:=[.R63]+[.$P$18]" office:value-type="float" office:value="1267.36111111111" calcext:value-type="float">
            <text:p>1267,3611111111</text:p>
          </table:table-cell>
          <table:table-cell table:formula="of:=ROUND([.R64])" office:value-type="float" office:value="1267" calcext:value-type="float">
            <text:p>1267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4]+1" office:value-type="float" office:value="52" calcext:value-type="float">
            <text:p>52</text:p>
          </table:table-cell>
          <table:table-cell table:formula="of:=[.K64]+([.$H$15]-[.$H$14])/([.$H$17]-1)" office:value-type="float" office:value="2080.95238095238" calcext:value-type="float">
            <text:p>2080,9523809524</text:p>
          </table:table-cell>
          <table:table-cell table:formula="of:=ROUND([.K65])" office:value-type="float" office:value="2081" calcext:value-type="float">
            <text:p>2081</text:p>
          </table:table-cell>
          <table:table-cell table:number-columns-repeated="4"/>
          <table:table-cell table:formula="of:=[.Q64]+1" office:value-type="float" office:value="52" calcext:value-type="float">
            <text:p>52</text:p>
          </table:table-cell>
          <table:table-cell table:formula="of:=[.R64]+[.$P$18]" office:value-type="float" office:value="1336.80555555555" calcext:value-type="float">
            <text:p>1336,8055555556</text:p>
          </table:table-cell>
          <table:table-cell table:formula="of:=ROUND([.R65])" office:value-type="float" office:value="1337" calcext:value-type="float">
            <text:p>1337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5]+1" office:value-type="float" office:value="53" calcext:value-type="float">
            <text:p>53</text:p>
          </table:table-cell>
          <table:table-cell table:formula="of:=[.K65]+([.$H$15]-[.$H$14])/([.$H$17]-1)" office:value-type="float" office:value="2115.87301587302" calcext:value-type="float">
            <text:p>2115,873015873</text:p>
          </table:table-cell>
          <table:table-cell table:formula="of:=ROUND([.K66])" office:value-type="float" office:value="2116" calcext:value-type="float">
            <text:p>2116</text:p>
          </table:table-cell>
          <table:table-cell table:number-columns-repeated="4"/>
          <table:table-cell table:formula="of:=[.Q65]+1" office:value-type="float" office:value="53" calcext:value-type="float">
            <text:p>53</text:p>
          </table:table-cell>
          <table:table-cell table:formula="of:=[.R65]+[.$P$18]" office:value-type="float" office:value="1406.25" calcext:value-type="float">
            <text:p>1406,25</text:p>
          </table:table-cell>
          <table:table-cell table:formula="of:=ROUND([.R66])" office:value-type="float" office:value="1406" calcext:value-type="float">
            <text:p>1406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6]+1" office:value-type="float" office:value="54" calcext:value-type="float">
            <text:p>54</text:p>
          </table:table-cell>
          <table:table-cell table:formula="of:=[.K66]+([.$H$15]-[.$H$14])/([.$H$17]-1)" office:value-type="float" office:value="2150.79365079365" calcext:value-type="float">
            <text:p>2150,7936507937</text:p>
          </table:table-cell>
          <table:table-cell table:formula="of:=ROUND([.K67])" office:value-type="float" office:value="2151" calcext:value-type="float">
            <text:p>2151</text:p>
          </table:table-cell>
          <table:table-cell table:number-columns-repeated="4"/>
          <table:table-cell table:formula="of:=[.Q66]+1" office:value-type="float" office:value="54" calcext:value-type="float">
            <text:p>54</text:p>
          </table:table-cell>
          <table:table-cell table:formula="of:=[.R66]+[.$P$18]" office:value-type="float" office:value="1475.69444444444" calcext:value-type="float">
            <text:p>1475,6944444445</text:p>
          </table:table-cell>
          <table:table-cell table:formula="of:=ROUND([.R67])" office:value-type="float" office:value="1476" calcext:value-type="float">
            <text:p>1476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7]+1" office:value-type="float" office:value="55" calcext:value-type="float">
            <text:p>55</text:p>
          </table:table-cell>
          <table:table-cell table:formula="of:=[.K67]+([.$H$15]-[.$H$14])/([.$H$17]-1)" office:value-type="float" office:value="2185.71428571429" calcext:value-type="float">
            <text:p>2185,7142857143</text:p>
          </table:table-cell>
          <table:table-cell table:formula="of:=ROUND([.K68])" office:value-type="float" office:value="2186" calcext:value-type="float">
            <text:p>2186</text:p>
          </table:table-cell>
          <table:table-cell table:number-columns-repeated="4"/>
          <table:table-cell table:formula="of:=[.Q67]+1" office:value-type="float" office:value="55" calcext:value-type="float">
            <text:p>55</text:p>
          </table:table-cell>
          <table:table-cell table:formula="of:=[.R67]+[.$P$18]" office:value-type="float" office:value="1545.13888888889" calcext:value-type="float">
            <text:p>1545,1388888889</text:p>
          </table:table-cell>
          <table:table-cell table:formula="of:=ROUND([.R68])" office:value-type="float" office:value="1545" calcext:value-type="float">
            <text:p>1545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8]+1" office:value-type="float" office:value="56" calcext:value-type="float">
            <text:p>56</text:p>
          </table:table-cell>
          <table:table-cell table:formula="of:=[.K68]+([.$H$15]-[.$H$14])/([.$H$17]-1)" office:value-type="float" office:value="2220.63492063492" calcext:value-type="float">
            <text:p>2220,6349206349</text:p>
          </table:table-cell>
          <table:table-cell table:formula="of:=ROUND([.K69])" office:value-type="float" office:value="2221" calcext:value-type="float">
            <text:p>2221</text:p>
          </table:table-cell>
          <table:table-cell table:number-columns-repeated="4"/>
          <table:table-cell table:formula="of:=[.Q68]+1" office:value-type="float" office:value="56" calcext:value-type="float">
            <text:p>56</text:p>
          </table:table-cell>
          <table:table-cell table:formula="of:=[.R68]+[.$P$18]" office:value-type="float" office:value="1614.58333333333" calcext:value-type="float">
            <text:p>1614,5833333333</text:p>
          </table:table-cell>
          <table:table-cell table:formula="of:=ROUND([.R69])" office:value-type="float" office:value="1615" calcext:value-type="float">
            <text:p>1615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69]+1" office:value-type="float" office:value="57" calcext:value-type="float">
            <text:p>57</text:p>
          </table:table-cell>
          <table:table-cell table:formula="of:=[.K69]+([.$H$15]-[.$H$14])/([.$H$17]-1)" office:value-type="float" office:value="2255.55555555555" calcext:value-type="float">
            <text:p>2255,5555555556</text:p>
          </table:table-cell>
          <table:table-cell table:formula="of:=ROUND([.K70])" office:value-type="float" office:value="2256" calcext:value-type="float">
            <text:p>2256</text:p>
          </table:table-cell>
          <table:table-cell table:number-columns-repeated="4"/>
          <table:table-cell table:formula="of:=[.Q69]+1" office:value-type="float" office:value="57" calcext:value-type="float">
            <text:p>57</text:p>
          </table:table-cell>
          <table:table-cell table:formula="of:=[.R69]+[.$P$18]" office:value-type="float" office:value="1684.02777777778" calcext:value-type="float">
            <text:p>1684,0277777778</text:p>
          </table:table-cell>
          <table:table-cell table:formula="of:=ROUND([.R70])" office:value-type="float" office:value="1684" calcext:value-type="float">
            <text:p>1684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0]+1" office:value-type="float" office:value="58" calcext:value-type="float">
            <text:p>58</text:p>
          </table:table-cell>
          <table:table-cell table:formula="of:=[.K70]+([.$H$15]-[.$H$14])/([.$H$17]-1)" office:value-type="float" office:value="2290.47619047619" calcext:value-type="float">
            <text:p>2290,4761904762</text:p>
          </table:table-cell>
          <table:table-cell table:formula="of:=ROUND([.K71])" office:value-type="float" office:value="2290" calcext:value-type="float">
            <text:p>2290</text:p>
          </table:table-cell>
          <table:table-cell table:number-columns-repeated="4"/>
          <table:table-cell table:formula="of:=[.Q70]+1" office:value-type="float" office:value="58" calcext:value-type="float">
            <text:p>58</text:p>
          </table:table-cell>
          <table:table-cell table:formula="of:=[.R70]+[.$P$18]" office:value-type="float" office:value="1753.47222222222" calcext:value-type="float">
            <text:p>1753,4722222222</text:p>
          </table:table-cell>
          <table:table-cell table:formula="of:=ROUND([.R71])" office:value-type="float" office:value="1753" calcext:value-type="float">
            <text:p>1753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1]+1" office:value-type="float" office:value="59" calcext:value-type="float">
            <text:p>59</text:p>
          </table:table-cell>
          <table:table-cell table:formula="of:=[.K71]+([.$H$15]-[.$H$14])/([.$H$17]-1)" office:value-type="float" office:value="2325.39682539682" calcext:value-type="float">
            <text:p>2325,3968253968</text:p>
          </table:table-cell>
          <table:table-cell table:formula="of:=ROUND([.K72])" office:value-type="float" office:value="2325" calcext:value-type="float">
            <text:p>2325</text:p>
          </table:table-cell>
          <table:table-cell table:number-columns-repeated="4"/>
          <table:table-cell table:formula="of:=[.Q71]+1" office:value-type="float" office:value="59" calcext:value-type="float">
            <text:p>59</text:p>
          </table:table-cell>
          <table:table-cell table:formula="of:=[.R71]+[.$P$18]" office:value-type="float" office:value="1822.91666666666" calcext:value-type="float">
            <text:p>1822,9166666667</text:p>
          </table:table-cell>
          <table:table-cell table:formula="of:=ROUND([.R72])" office:value-type="float" office:value="1823" calcext:value-type="float">
            <text:p>1823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2]+1" office:value-type="float" office:value="60" calcext:value-type="float">
            <text:p>60</text:p>
          </table:table-cell>
          <table:table-cell table:formula="of:=[.K72]+([.$H$15]-[.$H$14])/([.$H$17]-1)" office:value-type="float" office:value="2360.31746031746" calcext:value-type="float">
            <text:p>2360,3174603175</text:p>
          </table:table-cell>
          <table:table-cell table:formula="of:=ROUND([.K73])" office:value-type="float" office:value="2360" calcext:value-type="float">
            <text:p>2360</text:p>
          </table:table-cell>
          <table:table-cell table:number-columns-repeated="4"/>
          <table:table-cell table:formula="of:=[.Q72]+1" office:value-type="float" office:value="60" calcext:value-type="float">
            <text:p>60</text:p>
          </table:table-cell>
          <table:table-cell table:formula="of:=[.R72]+[.$P$18]" office:value-type="float" office:value="1892.36111111111" calcext:value-type="float">
            <text:p>1892,3611111111</text:p>
          </table:table-cell>
          <table:table-cell table:formula="of:=ROUND([.R73])" office:value-type="float" office:value="1892" calcext:value-type="float">
            <text:p>1892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3]+1" office:value-type="float" office:value="61" calcext:value-type="float">
            <text:p>61</text:p>
          </table:table-cell>
          <table:table-cell table:formula="of:=[.K73]+([.$H$15]-[.$H$14])/([.$H$17]-1)" office:value-type="float" office:value="2395.23809523809" calcext:value-type="float">
            <text:p>2395,2380952381</text:p>
          </table:table-cell>
          <table:table-cell table:formula="of:=ROUND([.K74])" office:value-type="float" office:value="2395" calcext:value-type="float">
            <text:p>2395</text:p>
          </table:table-cell>
          <table:table-cell table:number-columns-repeated="4"/>
          <table:table-cell table:formula="of:=[.Q73]+1" office:value-type="float" office:value="61" calcext:value-type="float">
            <text:p>61</text:p>
          </table:table-cell>
          <table:table-cell table:formula="of:=[.R73]+[.$P$18]" office:value-type="float" office:value="1961.80555555555" calcext:value-type="float">
            <text:p>1961,8055555556</text:p>
          </table:table-cell>
          <table:table-cell table:formula="of:=ROUND([.R74])" office:value-type="float" office:value="1962" calcext:value-type="float">
            <text:p>1962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4]+1" office:value-type="float" office:value="62" calcext:value-type="float">
            <text:p>62</text:p>
          </table:table-cell>
          <table:table-cell table:formula="of:=[.K74]+([.$H$15]-[.$H$14])/([.$H$17]-1)" office:value-type="float" office:value="2430.15873015873" calcext:value-type="float">
            <text:p>2430,1587301587</text:p>
          </table:table-cell>
          <table:table-cell table:formula="of:=ROUND([.K75])" office:value-type="float" office:value="2430" calcext:value-type="float">
            <text:p>2430</text:p>
          </table:table-cell>
          <table:table-cell table:number-columns-repeated="4"/>
          <table:table-cell table:formula="of:=[.Q74]+1" office:value-type="float" office:value="62" calcext:value-type="float">
            <text:p>62</text:p>
          </table:table-cell>
          <table:table-cell table:formula="of:=[.R74]+[.$P$18]" office:value-type="float" office:value="2031.25" calcext:value-type="float">
            <text:p>2031,25</text:p>
          </table:table-cell>
          <table:table-cell table:formula="of:=ROUND([.R75])" office:value-type="float" office:value="2031" calcext:value-type="float">
            <text:p>203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5]+1" office:value-type="float" office:value="63" calcext:value-type="float">
            <text:p>63</text:p>
          </table:table-cell>
          <table:table-cell table:formula="of:=[.K75]+([.$H$15]-[.$H$14])/([.$H$17]-1)" office:value-type="float" office:value="2465.07936507936" calcext:value-type="float">
            <text:p>2465,0793650794</text:p>
          </table:table-cell>
          <table:table-cell table:formula="of:=ROUND([.K76])" office:value-type="float" office:value="2465" calcext:value-type="float">
            <text:p>2465</text:p>
          </table:table-cell>
          <table:table-cell table:number-columns-repeated="4"/>
          <table:table-cell table:formula="of:=[.Q75]+1" office:value-type="float" office:value="63" calcext:value-type="float">
            <text:p>63</text:p>
          </table:table-cell>
          <table:table-cell table:formula="of:=[.R75]+[.$P$18]" office:value-type="float" office:value="2100.69444444444" calcext:value-type="float">
            <text:p>2100,6944444445</text:p>
          </table:table-cell>
          <table:table-cell table:formula="of:=ROUND([.R76])" office:value-type="float" office:value="2101" calcext:value-type="float">
            <text:p>2101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[.J76]+1" office:value-type="float" office:value="64" calcext:value-type="float">
            <text:p>64</text:p>
          </table:table-cell>
          <table:table-cell table:formula="of:=[.K76]+([.$H$15]-[.$H$14])/([.$H$17]-1)" office:value-type="float" office:value="2500" calcext:value-type="float">
            <text:p>2500</text:p>
          </table:table-cell>
          <table:table-cell table:formula="of:=ROUND([.K77])" office:value-type="float" office:value="2500" calcext:value-type="float">
            <text:p>2500</text:p>
          </table:table-cell>
          <table:table-cell table:number-columns-repeated="4"/>
          <table:table-cell table:formula="of:=[.Q76]+1" office:value-type="float" office:value="64" calcext:value-type="float">
            <text:p>64</text:p>
          </table:table-cell>
          <table:table-cell table:formula="of:=[.R76]+[.$P$18]" office:value-type="float" office:value="2170.13888888889" calcext:value-type="float">
            <text:p>2170,1388888889</text:p>
          </table:table-cell>
          <table:table-cell table:formula="of:=ROUND([.R77])" office:value-type="float" office:value="2170" calcext:value-type="float">
            <text:p>217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00-00-00</text:date>, <text:time style:data-style-name="N2" text:time-value="21:49:50.851589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</meta:initial-creator>
    <meta:creation-date>2017-01-08T17:13:49.954101257</meta:creation-date>
    <dc:date>2019-08-07T00:29:55.040196081</dc:date>
    <meta:editing-duration>PT19H11M26S</meta:editing-duration>
    <meta:editing-cycles>11</meta:editing-cycles>
    <meta:generator>LibreOffice/5.1.6.2$Linux_X86_64 LibreOffice_project/10m0$Build-2</meta:generator>
    <meta:document-statistic meta:table-count="1" meta:cell-count="729" meta:object-count="0"/>
  </office:meta>
</office:document-meta>
</file>